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0683f" officeooo:paragraph-rsid="0000683f"/>
    </style:style>
    <style:style style:name="P2" style:family="paragraph" style:parent-style-name="Preformatted_20_Text">
      <style:text-properties officeooo:rsid="00018869" officeooo:paragraph-rsid="00018869"/>
    </style:style>
    <style:style style:name="P3" style:family="paragraph" style:parent-style-name="Preformatted_20_Text">
      <style:text-properties officeooo:rsid="00018869" officeooo:paragraph-rsid="00018869" fo:background-color="#ffff00"/>
    </style:style>
    <style:style style:name="P4" style:family="paragraph" style:parent-style-name="Preformatted_20_Text">
      <style:text-properties officeooo:rsid="0000683f" officeooo:paragraph-rsid="0000683f" fo:background-color="#000000"/>
    </style:style>
    <style:style style:name="P5" style:family="paragraph" style:parent-style-name="Preformatted_20_Text">
      <style:text-properties officeooo:rsid="00018869" officeooo:paragraph-rsid="00018869" fo:background-color="#000000"/>
    </style:style>
    <style:style style:name="P6" style:family="paragraph" style:parent-style-name="Preformatted_20_Text">
      <style:text-properties officeooo:rsid="00018869" officeooo:paragraph-rsid="00018869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reejeet Praveen</text:p>
      <text:p text:style-name="P1">19MCMB16</text:p>
      <text:p text:style-name="P1"/>
      <text:p text:style-name="P1">ASSIGNMENT 6</text:p>
      <text:p text:style-name="P1"/>
      <text:p text:style-name="P1">Output of Question 1:</text:p>
      <text:p text:style-name="P1"/>
      <text:p text:style-name="P4">19mcmb16@ailab57:~$ ./child</text:p>
      <text:p text:style-name="P4">This is c1 0 <text:s/>1 <text:s/>2 <text:s/>3 <text:s/>4 <text:s/>5 <text:s/>6 <text:s/>7 <text:s/>8 <text:s/>9 <text:s/>10 <text:s/>11 <text:s/>12 <text:s/>13 <text:s/>14 <text:s/>15 <text:s/>16 <text:s/>17 <text:s/>18 <text:s/>19 <text:s/>20 <text:s/>21 <text:s/>22 <text:s/>23 <text:s/>24 <text:s/>25 <text:s/>26 <text:s/>27 <text:s/>28 <text:s/>29 <text:s/>30 <text:s/>31 <text:s/>32 <text:s/>33 <text:s/>34 <text:s/>35 <text:s/>36 <text:s/>37 <text:s/>38 <text:s/>39 <text:s/>40 <text:s/>41 <text:s/>42 <text:s/>43 <text:s/>44 <text:s/>45 <text:s/>46 <text:s/>47 <text:s/>48 <text:s/>49 <text:s/>50 <text:s/>51 <text:s/>52 <text:s/>53 <text:s/>54 <text:s/>55 <text:s/>56 <text:s/>57 <text:s/>58 <text:s/>59 <text:s/>60 <text:s/>61 <text:s/>62 <text:s/>63 <text:s/>64 <text:s/>65 <text:s/>66 <text:s/>67 <text:s/>68 <text:s/>69 <text:s/>70 <text:s/>71 <text:s/>72 <text:s/>73 <text:s/>74 <text:s/>75 <text:s/>76 <text:s/>77 <text:s/>78 <text:s/>79 <text:s/>80 <text:s/>81 <text:s/>82 <text:s/>83 <text:s/>84 <text:s/>85 <text:s/>86 <text:s/>87 <text:s/>88 <text:s/>89 <text:s/>90 <text:s/>91 <text:s/>92 <text:s/>93 <text:s/>94 <text:s/>95 <text:s/>96 <text:s/>97 <text:s/>98 <text:s/>99 <text:s/>100 <text:s/>101 <text:s/>102 <text:s/>103 <text:s/>104 <text:s/>105 <text:s/>106 <text:s/>107 <text:s/>108 <text:s/>109 <text:s/>110 <text:s/>111 <text:s/>112 <text:s/>113 <text:s/>114 <text:s/>115 <text:s/>116 <text:s/>117 <text:s/>118 <text:s/>119 <text:s/>120 <text:s/>121 <text:s/>122 <text:s/>123 <text:s/>124 <text:s/>125 <text:s/>126 <text:s/>127 <text:s/>128 <text:s/>129 <text:s/>130 <text:s/>131 <text:s/>132 <text:s/>133 <text:s/>134 <text:s/>135 <text:s/>136 <text:s/>137 <text:s/>138 <text:s/>139 <text:s/>140 <text:s/>141 <text:s/>142 <text:s/>143 <text:s/>144 <text:s/>145 <text:s/>146 <text:s/>147 <text:s/>148 <text:s/>149 <text:s/>150 <text:s/>151 <text:s/>152 <text:s/>153 <text:s/>154 <text:s/>155 <text:s/>156 <text:s/>157 <text:s/>158 <text:s/>159 <text:s/>160 <text:s/>161 <text:s/>162 <text:s/>163 <text:s/>164 <text:s/>165 <text:s/>166 <text:s/>167 <text:s/>168 <text:s/>169 <text:s/>170 <text:s/>171 <text:s/>172 <text:s/>173 <text:s/>174 <text:s/>175 <text:s/>176 <text:s/>177 <text:s/>178 <text:s/>179 <text:s/>180 <text:s/>181 <text:s/>182 <text:s/>183 <text:s/>184 <text:s/>185 <text:s/>186 <text:s/>187 <text:s/>188 <text:s/>189 <text:s/>190 <text:s/>191 <text:s/>192 <text:s/>193 <text:s/>194 <text:s/>195 <text:s/>196 <text:s/>197 <text:s/>198 <text:s/>199 <text:s/>200 <text:s/>201 <text:s/>202 <text:s/>203 <text:s/>204 <text:s/>205 <text:s/>206 <text:s/>207 <text:s/>208 <text:s/>209 <text:s/>210 <text:s/>211 <text:s/>212 <text:s/>213 <text:s/>214 <text:s/>215 <text:s/>216 <text:s/>217 <text:s/>218 <text:s/>219 <text:s/>220 <text:s/>221 <text:s/>222 <text:s/>223 <text:s/>224 <text:s/>225 <text:s/>226 <text:s/>227 <text:s/>228 <text:s/>229 <text:s/>230 <text:s/>231 <text:s/>232 <text:s/>233 <text:s/>234 <text:s/>235 <text:s/>236 <text:s/>237 <text:s/>238 <text:s/>239 <text:s/>240 <text:s/>241 <text:s/>242 <text:s/>243 <text:s/>244 <text:s/>245 <text:s/>246 <text:s/>247 <text:s/>248 <text:s/>249 <text:s/>250 <text:s/>251 <text:s/>252 <text:s/>253 <text:s/>254 <text:s/>255 <text:s/>256 <text:s/>257 <text:s/>258 <text:s/>259 <text:s/>260 <text:s/>261 <text:s/>262 <text:s/>263 <text:s/>264 <text:s/>265 <text:s/>266 <text:s/>267 <text:s/>268 <text:s/>269 <text:s/>270 <text:s/>271 <text:s/>272 <text:s/>273 <text:s/>274 <text:s/>275 <text:s/>276 <text:s/>277 <text:s/>278 <text:s/>279 <text:s/>280 <text:s/>281 <text:s/>282 <text:s/>283 <text:s/>284 <text:s/>285 <text:s/>286 <text:s/>287 <text:s/>288 <text:s/>289 <text:s/>290 <text:s/>291 <text:s/>292 <text:s/>293 <text:s/>294 <text:s/>295 <text:s/>296 <text:s/>297 <text:s/>298 <text:s/>299 <text:s/>300 <text:s/>301 <text:s/>302 <text:s/>303 <text:s/>304 <text:s/>305 <text:s/>306 <text:s/>307 <text:s/>308 <text:s/>309 <text:s/>310 <text:s/>311 <text:s/>312 <text:s/>313 <text:s/>314 <text:s/>315 <text:s/>316 <text:s/>317 <text:s/>318 <text:s/>319 <text:s/>320 <text:s/>321 <text:s/>322 <text:s/>323 <text:s/>324 <text:s/>325 <text:s/>326 <text:s/>327 <text:s/>328 <text:s/>329 <text:s/>330 <text:s/>331 <text:s/>332 <text:s/>333 <text:s/>334 <text:s/>335 <text:s/>336 <text:s/>337 <text:s/>338 <text:s/>339 <text:s/>340 <text:s/>341 <text:s/>342 <text:s/>343 <text:s/>344 <text:s/>345 <text:s/>346 <text:s/>347 <text:s/>348 <text:s/>349 <text:s/>350 <text:s/>351 <text:s/>352 <text:s/>353 <text:s/>354 <text:s/>355 <text:s/>356 <text:s/>357 <text:s/>358 <text:s/>359 <text:s/>360 <text:s/>361 <text:s/>362 <text:s/>363 <text:s/>364 <text:s/>365 <text:s/>366 <text:s/>367 <text:s/>368 <text:s/>369 <text:s/>370 <text:s/>371 <text:s/>372 <text:s/>373 <text:s/>374 <text:s/>375 <text:s/>376 <text:s/>377 <text:s/>378 <text:s/>379 <text:s/>380 <text:s/>381 <text:s/>382 <text:s/>383 <text:s/>384 <text:s/>385 <text:s/>386 <text:s/>387 <text:s/>388 <text:s/>389 <text:s/>390 <text:s/>391 <text:s/>392 <text:s/>393 <text:s/>394 <text:s/>395 <text:s/>396 <text:s/>397 <text:s/>398 <text:s/>399 <text:s/>400 <text:s/>401 <text:s/>402 <text:s/>403 <text:s/>404 <text:s/>405 <text:s/>406 <text:s/>407 <text:s/>408 <text:s/>409 <text:s/>410 <text:s/>411 <text:s/>412 <text:s/>413 <text:s/>414 <text:s/>415 <text:s/>416 <text:s/>417 <text:s/>418 <text:s/>419 <text:s/>420 <text:s/>421 <text:s/>422 <text:s/>423 <text:s/>424 <text:s/>425 <text:s/>426 <text:s/>427 <text:s/>428 <text:s/>429 <text:s/>430 <text:s/>431 <text:s/>432 <text:s/>433 <text:s/>434 <text:s/>435 <text:s/>436 <text:s/>437 <text:s/>438 <text:s/>439 <text:s/>440 <text:s/>441 <text:s/>442 <text:s/>443 <text:s/>444 <text:s/>445 <text:s/>446 <text:s/>447 <text:s/>448 <text:s/>449 <text:s/>450 <text:s/>451 <text:s/>452 <text:s/>453 <text:s/>454 <text:s/>455 <text:s/>456 <text:s/>457 <text:s/>458 <text:s/>459 <text:s/>460 <text:s/>461 <text:s/>462 <text:s/>463 <text:s/>464 <text:s/>465 <text:s/>466 <text:s/>467 <text:s/>468 <text:s/>469 <text:s/>470 <text:s/>471 <text:s/>472 <text:s/>473 <text:s/>474 <text:s/>475 <text:s/>476 <text:s/>477 <text:s/>478 <text:s/>479 <text:s/>480 <text:s/>481 <text:s/>482 <text:s/>483 <text:s/>484 <text:s/>485 <text:s/>486 <text:s/>487 <text:s/>488 <text:s/>489 <text:s/>490 <text:s/>491 <text:s/>492 <text:s/>493 <text:s/>494 <text:s/>495 <text:s/>496 <text:s/>497 <text:s/>498 <text:s/>499 <text:s/>500 <text:s/>501 <text:s/>502 <text:s/>503 <text:s/>504 <text:s/>505 <text:s/>506 <text:s/>507 <text:s/>508 <text:s/>509 <text:s/>510 <text:s/>511 <text:s/>512 <text:s/>513 <text:s/>514 <text:s/>515 <text:s/>516 <text:s/>517 <text:s/>518 <text:s/>519 <text:s/>520 <text:s/>521 <text:s/>522 <text:s/>523 <text:s/>524 <text:s/>525 <text:s/>526 <text:s/>527 <text:s/>528 <text:s/>529 <text:s/>530 <text:s/>531 <text:s/>532 <text:s/>533 <text:s/>534 <text:s/>535 <text:s/>536 <text:s/>537 <text:s/>538 <text:s/>539 <text:s/>540 <text:s/>541 <text:s/>542 <text:s/>543 <text:s/>544 <text:s/>545 <text:s/>546 <text:s/>547 <text:s/>548 <text:s/>549 <text:s/>550 <text:s/>551 <text:s/>552 <text:s/>553 <text:s/>554 <text:s/>555 <text:s/>556 <text:s/>557 <text:s/>558 <text:s/>559 <text:s/>560 <text:s/>561 <text:s/>562 <text:s/>563 <text:s/>564 <text:s/>565 <text:s/>566 <text:s/>567 <text:s/>568 <text:s/>569 <text:s/>570 <text:s/>571 <text:s/>572 <text:s/>573 <text:s/>574 <text:s/>575 <text:s/>576 <text:s/>577 <text:s/>578 <text:s/>579 <text:s/>580 <text:s/>581 <text:s/>582 <text:s/>583 <text:s/>584 <text:s/>585 <text:s/>586 <text:s/>587 <text:s/>588 <text:s/>589 <text:s/>590 <text:s/>591 <text:s/>592 <text:s/>593 <text:s/>594 <text:s/>595 <text:s/>596 <text:s/>597 <text:s/>598 <text:s/>599 <text:s/>600 <text:s/>601 <text:s/>602 <text:s/>603 <text:s/>604 <text:s/>605 <text:s/>606 <text:s/>607 <text:s/>608 <text:s/>609 <text:s/>610 <text:s/>611 <text:s/>612 <text:s/>613 <text:s/>614 <text:s/>615 <text:s/>616 <text:s/>617 <text:s/>618 <text:s/>619 <text:s/>620 <text:s/>621 <text:s/>622 <text:s/>623 <text:s/>624 <text:s/>625 <text:s/>626 <text:s/>627 <text:s/>628 <text:s/>629 <text:s/>630 <text:s/>631 <text:s/>632 <text:s/>633 <text:s/>634 <text:s/>635 <text:s/>636 <text:s/>637 <text:s/>638 <text:s/>639 <text:s/>640 <text:s/>641 <text:s/>642 <text:s/>643 <text:s/>644 <text:s/>645 <text:s/>646 <text:s/>647 <text:s/>648 <text:s/>649 <text:s/>650 <text:s/>651 <text:s/>652 <text:s/>653 <text:s/>654 <text:s/>655 <text:s/>656 <text:s/>657 <text:s/>658 <text:s/>659 <text:s/>660 <text:s/>661 <text:s/>662 <text:s/>663 <text:s/>664 <text:s/>665 <text:s/>666 <text:s/>667 <text:s/>668 <text:s/>669 <text:s/>670 <text:s/>671 <text:s/>672 <text:s/>673 <text:s/>674 <text:s/>675 <text:s/>676 <text:s/>677 <text:s/>678 <text:s/>679 <text:s/>680 <text:s/>681 <text:s/>682 <text:s/>683 <text:s/>684 <text:s/>685 <text:s/>686 <text:s/>687 <text:s/>688 <text:s/>689 <text:s/>690 <text:s/>691 <text:s/>692 <text:s/>693 <text:s/>694 <text:s/>695 <text:s/>696 <text:s/>697 <text:s/>698 <text:s/>699 <text:s/>700 <text:s/>701 <text:s/>702 <text:s/>703 <text:s/>704 <text:s/>705 <text:s/>706 <text:s/>707 <text:s/>708 <text:s/>709 <text:s/>710 <text:s/>711 <text:s/>712 <text:s/>713 <text:s/>714 <text:s/>715 <text:s/>716 <text:s/>717 <text:s/>718 <text:s/>719 <text:s/>720 <text:s/>721 <text:s/>722 <text:s/>723 <text:s/>724 <text:s/>725 <text:s/>726 <text:s/>727 <text:s/>728 <text:s/>729 <text:s/>730 <text:s/>731 <text:s/>732 <text:s/>733 <text:s/>734 <text:s/>735 <text:s/>736 <text:s/>737 <text:s/>738 <text:s/>739 <text:s/>740 <text:s/>741 <text:s/>742 <text:s/>743 <text:s/>744 <text:s/>745 <text:s/>746 <text:s/>747 <text:s/>748 <text:s/>749 <text:s/>750 <text:s/>751 <text:s/>752 <text:s/>753 <text:s/>754 <text:s/>755 <text:s/>756 <text:s/>757 <text:s/>758 <text:s/>759 <text:s/>760 <text:s/>761 <text:s/>762 <text:s/>763 <text:s/>764 <text:s/>765 <text:s/>766 <text:s/>767 <text:s/>768 <text:s/>769 <text:s/>770 <text:s/>771 <text:s/>772 <text:s/>773 <text:s/>774 <text:s/>775 <text:s/>776 <text:s/>777 <text:s/>778 <text:s/>779 <text:s/>780 <text:s/>781 <text:s/>782 <text:s/>783 <text:s/>784 <text:s/>785 <text:s/>786 <text:s/>787 <text:s/>788 <text:s/>789 <text:s/>790 <text:s/>791 <text:s/>792 <text:s/>793 <text:s/>794 <text:s/>795 <text:s/>796 <text:s/>797 <text:s/>798 <text:s/>799 <text:s/>800 <text:s/>801 <text:s/>802 <text:s/>803 <text:s/>804 <text:s/>805 <text:s/>806 <text:s/>807 <text:s/>808 <text:s/>809 <text:s/>810 <text:s/>811 <text:s/>812 <text:s/>813 <text:s/>814 <text:s/>815 <text:s/>816 <text:s/>817 <text:s/>818 <text:s/>819 <text:s/>820 <text:s/>821 <text:s/>822 <text:s/>823 <text:s/>824 <text:s/>825 <text:s/>826 <text:s/>827 <text:s/>828 <text:s/>829 <text:s/>830 <text:s/>831 <text:s/>832 <text:s/>833 <text:s/>834 <text:s/>835 <text:s/>836 <text:s/>837 <text:s/>838 <text:s/>839 <text:s/>840 <text:s/>841 <text:s/>842 <text:s/>843 <text:s/>844 <text:s/>845 <text:s/>846 <text:s/>847 <text:s/>848 <text:s/>849 <text:s/>850 <text:s/>851 <text:s/>852 <text:s/>853 <text:s/>854 <text:s/>855 <text:s/>856 <text:s/>857 <text:s/>858 <text:s/>859 <text:s/>860 <text:s/>861 <text:s/>862 <text:s/>863 <text:s/>864 <text:s/>865 <text:s/>866 <text:s/>867 <text:s/>868 <text:s/>869 <text:s/>870 <text:s/>871 <text:s/>872 <text:s/>873 <text:s/>874 <text:s/>875 <text:s/>876 <text:s/>877 <text:s/>878 <text:s/>879 <text:s/>880 <text:s/>881 <text:s/>882 <text:s/>883 <text:s/>884 <text:s/>885 <text:s/>886 <text:s/>887 <text:s/>888 <text:s/>889 <text:s/>890 <text:s/>891 <text:s/>892 <text:s/>893 <text:s/>894 <text:s/>895 <text:s/>896 <text:s/>897 <text:s/>898 <text:s/>899 <text:s/>900 <text:s/>901 <text:s/>902 <text:s/>903 <text:s/>904 <text:s/>905 <text:s/>906 <text:s/>907 <text:s/>908 <text:s/>909 <text:s/>910 <text:s/>911 <text:s/>912 <text:s/>913 <text:s/>914 <text:s/>915 <text:s/><text:soft-page-break/>916 <text:s/>917 <text:s/>918 <text:s/>919 <text:s/>920 <text:s/>921 <text:s/>922 <text:s/>923 <text:s/>924 <text:s/>925 <text:s/>926 <text:s/>927 <text:s/>928 <text:s/>929 <text:s/>930 <text:s/>931 <text:s/>932 <text:s/>933 <text:s/>934 <text:s/>935 <text:s/>936 <text:s/>937 <text:s/>938 <text:s/>939 <text:s/>940 <text:s/>941 <text:s/>942 <text:s/>943 <text:s/>944 <text:s/>945 <text:s/>946 <text:s/>947 <text:s/>948 <text:s/>949 <text:s/>950 <text:s/>951 <text:s/>952 <text:s/>953 <text:s/>954 <text:s/>955 <text:s/>956 <text:s/>957 <text:s/>958 <text:s/>959 <text:s/>960 <text:s/>961 <text:s/>962 <text:s/>963 <text:s/>964 <text:s/>965 <text:s/>966 <text:s/>967 <text:s/>968 <text:s/>969 <text:s/>970 <text:s/>971 <text:s/>972 <text:s/>973 <text:s/>974 <text:s/>975 <text:s/>976 <text:s/>977 <text:s/>978 <text:s/>979 <text:s/>980 <text:s/>981 <text:s/>982 <text:s/>983 <text:s/>984 <text:s/>985 <text:s/>986 <text:s/>987 <text:s/>988 <text:s/>989 <text:s/>990 <text:s/>991 <text:s/>992 <text:s/>993 <text:s/>994 <text:s/>995 <text:s/>996 <text:s/>997 <text:s/>998 <text:s/>999 <text:s/>1000 </text:p>
      <text:p text:style-name="P4">This is c2 1001 <text:s/>1002 <text:s/>1003 <text:s/>1004 <text:s/>1005 <text:s/>1006 <text:s/>1007 <text:s/>1008 <text:s/>1009 <text:s/>1010 <text:s/>1011 <text:s/>1012 <text:s/>1013 <text:s/>1014 <text:s/>1015 <text:s/>1016 <text:s/>1017 <text:s/>1018 <text:s/>1019 <text:s/>1020 <text:s/>1021 <text:s/>1022 <text:s/>1023 <text:s/>1024 <text:s/>1025 <text:s/>1026 <text:s/>1027 <text:s/>1028 <text:s/>1029 <text:s/>1030 <text:s/>1031 <text:s/>1032 <text:s/>1033 <text:s/>1034 <text:s/>1035 <text:s/>1036 <text:s/>1037 <text:s/>1038 <text:s/>1039 <text:s/>1040 <text:s/>1041 <text:s/>1042 <text:s/>1043 <text:s/>1044 <text:s/>1045 <text:s/>1046 <text:s/>1047 <text:s/>1048 <text:s/>1049 <text:s/>1050 <text:s/>1051 <text:s/>1052 <text:s/>1053 <text:s/>1054 <text:s/>1055 <text:s/>1056 <text:s/>1057 <text:s/>1058 <text:s/>1059 <text:s/>1060 <text:s/>1061 <text:s/>1062 <text:s/>1063 <text:s/>1064 <text:s/>1065 <text:s/>1066 <text:s/>1067 <text:s/>1068 <text:s/>1069 <text:s/>1070 <text:s/>1071 <text:s/>1072 <text:s/>1073 <text:s/>1074 <text:s/>1075 <text:s/>1076 <text:s/>1077 <text:s/>1078 <text:s/>1079 <text:s/>1080 <text:s/>1081 <text:s/>1082 <text:s/>1083 <text:s/>1084 <text:s/>1085 <text:s/>1086 <text:s/>1087 <text:s/>1088 <text:s/>1089 <text:s/>1090 <text:s/>1091 <text:s/>1092 <text:s/>1093 <text:s/>1094 <text:s/>1095 <text:s/>1096 <text:s/>1097 <text:s/>1098 <text:s/>1099 <text:s/>1100 <text:s/>1101 <text:s/>1102 <text:s/>1103 <text:s/>1104 <text:s/>1105 <text:s/>1106 <text:s/>1107 <text:s/>1108 <text:s/>1109 <text:s/>1110 <text:s/>1111 <text:s/>1112 <text:s/>1113 <text:s/>1114 <text:s/>1115 <text:s/>1116 <text:s/>1117 <text:s/>1118 <text:s/>1119 <text:s/>1120 <text:s/>1121 <text:s/>1122 <text:s/>1123 <text:s/>1124 <text:s/>1125 <text:s/>1126 <text:s/>1127 <text:s/>1128 <text:s/>1129 <text:s/>1130 <text:s/>1131 <text:s/>1132 <text:s/>1133 <text:s/>1134 <text:s/>1135 <text:s/>1136 <text:s/>1137 <text:s/>1138 <text:s/>1139 <text:s/>1140 <text:s/>1141 <text:s/>1142 <text:s/>1143 <text:s/>1144 <text:s/>1145 <text:s/>1146 <text:s/>1147 <text:s/>1148 <text:s/>1149 <text:s/>1150 <text:s/>1151 <text:s/>1152 <text:s/>1153 <text:s/>1154 <text:s/>1155 <text:s/>1156 <text:s/>1157 <text:s/>1158 <text:s/>1159 <text:s/>1160 <text:s/>1161 <text:s/>1162 <text:s/>1163 <text:s/>1164 <text:s/>1165 <text:s/>1166 <text:s/>1167 <text:s/>1168 <text:s/>1169 <text:s/>1170 <text:s/>1171 <text:s/>1172 <text:s/>1173 <text:s/>1174 <text:s/>1175 <text:s/>1176 <text:s/>1177 <text:s/>1178 <text:s/>1179 <text:s/>1180 <text:s/>1181 <text:s/>1182 <text:s/>1183 <text:s/>1184 <text:s/>1185 <text:s/>1186 <text:s/>1187 <text:s/>1188 <text:s/>1189 <text:s/>1190 <text:s/>1191 <text:s/>1192 <text:s/>1193 <text:s/>1194 <text:s/>1195 <text:s/>1196 <text:s/>1197 <text:s/>1198 <text:s/>1199 <text:s/>1200 <text:s/>1201 <text:s/>1202 <text:s/>1203 <text:s/>1204 <text:s/>1205 <text:s/>1206 <text:s/>1207 <text:s/>1208 <text:s/>1209 <text:s/>1210 <text:s/>1211 <text:s/>1212 <text:s/>1213 <text:s/>1214 <text:s/>1215 <text:s/>1216 <text:s/>1217 <text:s/>1218 <text:s/>1219 <text:s/>1220 <text:s/>1221 <text:s/>1222 <text:s/>1223 <text:s/>1224 <text:s/>1225 <text:s/>1226 <text:s/>1227 <text:s/>1228 <text:s/>1229 <text:s/>1230 <text:s/>1231 <text:s/>1232 <text:s/>1233 <text:s/>1234 <text:s/>1235 <text:s/>1236 <text:s/>1237 <text:s/>1238 <text:s/>1239 <text:s/>1240 <text:s/>1241 <text:s/>1242 <text:s/>1243 <text:s/>1244 <text:s/>1245 <text:s/>1246 <text:s/>1247 <text:s/>1248 <text:s/>1249 <text:s/>1250 <text:s/>1251 <text:s/>1252 <text:s/>1253 <text:s/>1254 <text:s/>1255 <text:s/>1256 <text:s/>1257 <text:s/>1258 <text:s/>1259 <text:s/>1260 <text:s/>1261 <text:s/>1262 <text:s/>1263 <text:s/>1264 <text:s/>1265 <text:s/>1266 <text:s/>1267 <text:s/>1268 <text:s/>1269 <text:s/>1270 <text:s/>1271 <text:s/>1272 <text:s/>1273 <text:s/>1274 <text:s/>1275 <text:s/>1276 <text:s/>1277 <text:s/>1278 <text:s/>1279 <text:s/>1280 <text:s/>1281 <text:s/>1282 <text:s/>1283 <text:s/>1284 <text:s/>1285 <text:s/>1286 <text:s/>1287 <text:s/>1288 <text:s/>1289 <text:s/>1290 <text:s/>1291 <text:s/>1292 <text:s/>1293 <text:s/>1294 <text:s/>1295 <text:s/>1296 <text:s/>1297 <text:s/>1298 <text:s/>1299 <text:s/>1300 <text:s/>1301 <text:s/>1302 <text:s/>1303 <text:s/>1304 <text:s/>1305 <text:s/>1306 <text:s/>1307 <text:s/>1308 <text:s/>1309 <text:s/>1310 <text:s/>1311 <text:s/>1312 <text:s/>1313 <text:s/>1314 <text:s/>1315 <text:s/>1316 <text:s/>1317 <text:s/>1318 <text:s/>1319 <text:s/>1320 <text:s/>1321 <text:s/>1322 <text:s/>1323 <text:s/>1324 <text:s/>1325 <text:s/>1326 <text:s/>1327 <text:s/>1328 <text:s/>1329 <text:s/>1330 <text:s/>1331 <text:s/>1332 <text:s/>1333 <text:s/>1334 <text:s/>1335 <text:s/>1336 <text:s/>1337 <text:s/>1338 <text:s/>1339 <text:s/>1340 <text:s/>1341 <text:s/>1342 <text:s/>1343 <text:s/>1344 <text:s/>1345 <text:s/>1346 <text:s/>1347 <text:s/>1348 <text:s/>1349 <text:s/>1350 <text:s/>1351 <text:s/>1352 <text:s/>1353 <text:s/>1354 <text:s/>1355 <text:s/>1356 <text:s/>1357 <text:s/>1358 <text:s/>1359 <text:s/>1360 <text:s/>1361 <text:s/>1362 <text:s/>1363 <text:s/>1364 <text:s/>1365 <text:s/>1366 <text:s/>1367 <text:s/>1368 <text:s/>1369 <text:s/>1370 <text:s/>1371 <text:s/>1372 <text:s/>1373 <text:s/>1374 <text:s/>1375 <text:s/>1376 <text:s/>1377 <text:s/>1378 <text:s/>1379 <text:s/>1380 <text:s/>1381 <text:s/>1382 <text:s/>1383 <text:s/>1384 <text:s/>1385 <text:s/>1386 <text:s/>1387 <text:s/>1388 <text:s/>1389 <text:s/>1390 <text:s/>1391 <text:s/>1392 <text:s/>1393 <text:s/>1394 <text:s/>1395 <text:s/>1396 <text:s/>1397 <text:s/>1398 <text:s/>1399 <text:s/>1400 <text:s/>1401 <text:s/>1402 <text:s/>1403 <text:s/>1404 <text:s/>1405 <text:s/>1406 <text:s/>1407 <text:s/>1408 <text:s/>1409 <text:s/>1410 <text:s/>1411 <text:s/>1412 <text:s/>1413 <text:s/>1414 <text:s/>1415 <text:s/>1416 <text:s/>1417 <text:s/>1418 <text:s/>1419 <text:s/>1420 <text:s/>1421 <text:s/>1422 <text:s/>1423 <text:s/>1424 <text:s/>1425 <text:s/>1426 <text:s/>1427 <text:s/>1428 <text:s/>1429 <text:s/>1430 <text:s/>1431 <text:s/>1432 <text:s/>1433 <text:s/>1434 <text:s/>1435 <text:s/>1436 <text:s/>1437 <text:s/>1438 <text:s/>1439 <text:s/>1440 <text:s/>1441 <text:s/>1442 <text:s/>1443 <text:s/>1444 <text:s/>1445 <text:s/>1446 <text:s/>1447 <text:s/>1448 <text:s/>1449 <text:s/>1450 <text:s/>1451 <text:s/>1452 <text:s/>1453 <text:s/>1454 <text:s/>1455 <text:s/>1456 <text:s/>1457 <text:s/>1458 <text:s/>1459 <text:s/>1460 <text:s/>1461 <text:s/>1462 <text:s/>1463 <text:s/>1464 <text:s/>1465 <text:s/>1466 <text:s/>1467 <text:s/>1468 <text:s/>1469 <text:s/>1470 <text:s/>1471 <text:s/>1472 <text:s/>1473 <text:s/>1474 <text:s/>1475 <text:s/>1476 <text:s/>1477 <text:s/>1478 <text:s/>1479 <text:s/>1480 <text:s/>1481 <text:s/>1482 <text:s/>1483 <text:s/>1484 <text:s/>1485 <text:s/>1486 <text:s/>1487 <text:s/>1488 <text:s/>1489 <text:s/>1490 <text:s/>1491 <text:s/>1492 <text:s/>1493 <text:s/>1494 <text:s/>1495 <text:s/>1496 <text:s/>1497 <text:s/>1498 <text:s/>1499 <text:s/>1500 <text:s/>1501 <text:s/>1502 <text:s/>1503 <text:s/>1504 <text:s/>1505 <text:s/>1506 <text:s/>1507 <text:s/>1508 <text:s/>1509 <text:s/>1510 <text:s/>1511 <text:s/>1512 <text:s/>1513 <text:s/>1514 <text:s/>1515 <text:s/>1516 <text:s/>1517 <text:s/>1518 <text:s/>1519 <text:s/>1520 <text:s/>1521 <text:s/>1522 <text:s/>1523 <text:s/>1524 <text:s/>1525 <text:s/>1526 <text:s/>1527 <text:s/>1528 <text:s/>1529 <text:s/>1530 <text:s/>1531 <text:s/>1532 <text:s/>1533 <text:s/>1534 <text:s/>1535 <text:s/>1536 <text:s/>1537 <text:s/>1538 <text:s/>1539 <text:s/>1540 <text:s/>1541 <text:s/>1542 <text:s/>1543 <text:s/>1544 <text:s/>1545 <text:s/>1546 <text:s/>1547 <text:s/>1548 <text:s/>1549 <text:s/>1550 <text:s/>1551 <text:s/>1552 <text:s/>1553 <text:s/>1554 <text:s/>1555 <text:s/>1556 <text:s/>1557 <text:s/>1558 <text:s/>1559 <text:s/>1560 <text:s/>1561 <text:s/>1562 <text:s/>1563 <text:s/>1564 <text:s/>1565 <text:s/>1566 <text:s/>1567 <text:s/>1568 <text:s/>1569 <text:s/>1570 <text:s/>1571 <text:s/>1572 <text:s/>1573 <text:s/>1574 <text:s/>1575 <text:s/>1576 <text:s/>1577 <text:s/>1578 <text:s/>1579 <text:s/>1580 <text:s/>1581 <text:s/>1582 <text:s/>1583 <text:s/>1584 <text:s/>1585 <text:s/>1586 <text:s/>1587 <text:s/>1588 <text:s/>1589 <text:s/>1590 <text:s/>1591 <text:s/>1592 <text:s/>1593 <text:s/>1594 <text:s/>1595 <text:s/>1596 <text:s/>1597 <text:s/>1598 <text:s/>1599 <text:s/>1600 <text:s/>1601 <text:s/>1602 <text:s/>1603 <text:s/>1604 <text:s/>1605 <text:s/>1606 <text:s/>1607 <text:s/>1608 <text:s/>1609 <text:s/>1610 <text:s/>1611 <text:s/>1612 <text:s/>1613 <text:s/>1614 <text:s/>1615 <text:s/>1616 <text:s/>1617 <text:s/>1618 <text:s/>1619 <text:s/>1620 <text:s/>1621 <text:s/>1622 <text:s/>1623 <text:s/>1624 <text:s/>1625 <text:s/>1626 <text:s/>1627 <text:s/>1628 <text:s/>1629 <text:s/>1630 <text:s/>1631 <text:s/>1632 <text:s/>1633 <text:s/>1634 <text:s/>1635 <text:s/>1636 <text:s/>1637 <text:s/>1638 <text:s/>1639 <text:s/>1640 <text:s/>1641 <text:s/>1642 <text:s/>1643 <text:s/>1644 <text:s/>1645 <text:s/>1646 <text:s/>1647 <text:s/>1648 <text:s/>1649 <text:s/>1650 <text:s/>1651 <text:s/>1652 <text:s/>1653 <text:s/>1654 <text:s/>1655 <text:s/>1656 <text:s/>1657 <text:s/>1658 <text:s/>1659 <text:s/>1660 <text:s/>1661 <text:s/>1662 <text:s/>1663 <text:s/>1664 <text:s/>1665 <text:s/>1666 <text:s/>1667 <text:s/>1668 <text:s/>1669 <text:s/>1670 <text:s/>1671 <text:s/>1672 <text:s/>1673 <text:s/>1674 <text:s/>1675 <text:s/>1676 <text:s/>1677 <text:s/>1678 <text:s/>1679 <text:s/>1680 <text:s/>1681 <text:s/>1682 <text:s/>1683 <text:s/>1684 <text:s/>1685 <text:s/>1686 <text:s/>1687 <text:s/>1688 <text:s/>1689 <text:s/>1690 <text:s/>1691 <text:s/>1692 <text:s/>1693 <text:s/>1694 <text:s/>1695 <text:s/>1696 <text:s/>1697 <text:s/>1698 <text:s/>1699 <text:s/>1700 <text:s/>1701 <text:s/>1702 <text:s/>1703 <text:s/>1704 <text:s/>1705 <text:s/>1706 <text:s/>1707 <text:s/>1708 <text:s/>1709 <text:s/>1710 <text:s/>1711 <text:s/>1712 <text:s/>1713 <text:s/>1714 <text:s/>1715 <text:s/>1716 <text:s/>1717 <text:s/>1718 <text:s/>1719 <text:s/>1720 <text:s/>1721 <text:s/>1722 <text:s/>1723 <text:s/>1724 <text:s/>1725 <text:s/>1726 <text:s/>1727 <text:s/>1728 <text:s/>1729 <text:s/>1730 <text:s/>1731 <text:s/>1732 <text:s/>1733 <text:s/>1734 <text:s/>1735 <text:s/>1736 <text:s/>1737 <text:s/>1738 <text:s/>1739 <text:s/>1740 <text:s/>1741 <text:s/>1742 <text:s/>1743 <text:s/>1744 <text:s/>1745 <text:s/>1746 <text:s/>1747 <text:s/>1748 <text:s/>1749 <text:s/>1750 <text:s/>1751 <text:s/>1752 <text:s/><text:soft-page-break/>1753 <text:s/>1754 <text:s/>1755 <text:s/>1756 <text:s/>1757 <text:s/>1758 <text:s/>1759 <text:s/>1760 <text:s/>1761 <text:s/>1762 <text:s/>1763 <text:s/>1764 <text:s/>1765 <text:s/>1766 <text:s/>1767 <text:s/>1768 <text:s/>1769 <text:s/>1770 <text:s/>1771 <text:s/>1772 <text:s/>1773 <text:s/>1774 <text:s/>1775 <text:s/>1776 <text:s/>1777 <text:s/>1778 <text:s/>1779 <text:s/>1780 <text:s/>1781 <text:s/>1782 <text:s/>1783 <text:s/>1784 <text:s/>1785 <text:s/>1786 <text:s/>1787 <text:s/>1788 <text:s/>1789 <text:s/>1790 <text:s/>1791 <text:s/>1792 <text:s/>1793 <text:s/>1794 <text:s/>1795 <text:s/>1796 <text:s/>1797 <text:s/>1798 <text:s/>1799 <text:s/>1800 <text:s/>1801 <text:s/>1802 <text:s/>1803 <text:s/>1804 <text:s/>1805 <text:s/>1806 <text:s/>1807 <text:s/>1808 <text:s/>1809 <text:s/>1810 <text:s/>1811 <text:s/>1812 <text:s/>1813 <text:s/>1814 <text:s/>1815 <text:s/>1816 <text:s/>1817 <text:s/>1818 <text:s/>1819 <text:s/>1820 <text:s/>1821 <text:s/>1822 <text:s/>1823 <text:s/>1824 <text:s/>1825 <text:s/>1826 <text:s/>1827 <text:s/>1828 <text:s/>1829 <text:s/>1830 <text:s/>1831 <text:s/>1832 <text:s/>1833 <text:s/>1834 <text:s/>1835 <text:s/>1836 <text:s/>1837 <text:s/>1838 <text:s/>1839 <text:s/>1840 <text:s/>1841 <text:s/>1842 <text:s/>1843 <text:s/>1844 <text:s/>1845 <text:s/>1846 <text:s/>1847 <text:s/>1848 <text:s/>1849 <text:s/>1850 <text:s/>1851 <text:s/>1852 <text:s/>1853 <text:s/>1854 <text:s/>1855 <text:s/>1856 <text:s/>1857 <text:s/>1858 <text:s/>1859 <text:s/>1860 <text:s/>1861 <text:s/>1862 <text:s/>1863 <text:s/>1864 <text:s/>1865 <text:s/>1866 <text:s/>1867 <text:s/>1868 <text:s/>1869 <text:s/>1870 <text:s/>1871 <text:s/>1872 <text:s/>1873 <text:s/>1874 <text:s/>1875 <text:s/>1876 <text:s/>1877 <text:s/>1878 <text:s/>1879 <text:s/>1880 <text:s/>1881 <text:s/>1882 <text:s/>1883 <text:s/>1884 <text:s/>1885 <text:s/>1886 <text:s/>1887 <text:s/>1888 <text:s/>1889 <text:s/>1890 <text:s/>1891 <text:s/>1892 <text:s/>1893 <text:s/>1894 <text:s/>1895 <text:s/>1896 <text:s/>1897 <text:s/>1898 <text:s/>1899 <text:s/>1900 <text:s/>1901 <text:s/>1902 <text:s/>1903 <text:s/>1904 <text:s/>1905 <text:s/>1906 <text:s/>1907 <text:s/>1908 <text:s/>1909 <text:s/>1910 <text:s/>1911 <text:s/>1912 <text:s/>1913 <text:s/>1914 <text:s/>1915 <text:s/>1916 <text:s/>1917 <text:s/>1918 <text:s/>1919 <text:s/>1920 <text:s/>1921 <text:s/>1922 <text:s/>1923 <text:s/>1924 <text:s/>1925 <text:s/>1926 <text:s/>1927 <text:s/>1928 <text:s/>1929 <text:s/>1930 <text:s/>1931 <text:s/>1932 <text:s/>1933 <text:s/>1934 <text:s/>1935 <text:s/>1936 <text:s/>1937 <text:s/>1938 <text:s/>1939 <text:s/>1940 <text:s/>1941 <text:s/>1942 <text:s/>1943 <text:s/>1944 <text:s/>1945 <text:s/>1946 <text:s/>1947 <text:s/>1948 <text:s/>1949 <text:s/>1950 <text:s/>1951 <text:s/>1952 <text:s/>1953 <text:s/>1954 <text:s/>1955 <text:s/>1956 <text:s/>1957 <text:s/>1958 <text:s/>1959 <text:s/>1960 <text:s/>1961 <text:s/>1962 <text:s/>1963 <text:s/>1964 <text:s/>1965 <text:s/>1966 <text:s/>1967 <text:s/>1968 <text:s/>1969 <text:s/>1970 <text:s/>1971 <text:s/>1972 <text:s/>1973 <text:s/>1974 <text:s/>1975 <text:s/>1976 <text:s/>1977 <text:s/>1978 <text:s/>1979 <text:s/>1980 <text:s/>1981 <text:s/>1982 <text:s/>1983 <text:s/>1984 <text:s/>1985 <text:s/>1986 <text:s/>1987 <text:s/>1988 <text:s/>1989 <text:s/>1990 <text:s/>1991 <text:s/>1992 <text:s/>1993 <text:s/>1994 <text:s/>1995 <text:s/>1996 <text:s/>1997 <text:s/>1998 <text:s/>1999 <text:s/>2000 </text:p>
      <text:p text:style-name="P4">This is c3 2001 <text:s/>2002 <text:s/>2003 <text:s/>2004 <text:s/>2005 <text:s/>2006 <text:s/>2007 <text:s/>2008 <text:s/>2009 <text:s/>2010 <text:s/>2011 <text:s/>2012 <text:s/>2013 <text:s/>2014 <text:s/>2015 <text:s/>2016 <text:s/>2017 <text:s/>2018 <text:s/>2019 <text:s/>2020 <text:s/>2021 <text:s/>2022 <text:s/>2023 <text:s/>2024 <text:s/>2025 <text:s/>2026 <text:s/>2027 <text:s/>2028 <text:s/>2029 <text:s/>2030 <text:s/>2031 <text:s/>2032 <text:s/>2033 <text:s/>2034 <text:s/>2035 <text:s/>2036 <text:s/>2037 <text:s/>2038 <text:s/>2039 <text:s/>2040 <text:s/>2041 <text:s/>2042 <text:s/>2043 <text:s/>2044 <text:s/>2045 <text:s/>2046 <text:s/>2047 <text:s/>2048 <text:s/>2049 <text:s/>2050 <text:s/>2051 <text:s/>2052 <text:s/>2053 <text:s/>2054 <text:s/>2055 <text:s/>2056 <text:s/>2057 <text:s/>2058 <text:s/>2059 <text:s/>2060 <text:s/>2061 <text:s/>2062 <text:s/>2063 <text:s/>2064 <text:s/>2065 <text:s/>2066 <text:s/>2067 <text:s/>2068 <text:s/>2069 <text:s/>2070 <text:s/>2071 <text:s/>2072 <text:s/>2073 <text:s/>2074 <text:s/>2075 <text:s/>2076 <text:s/>2077 <text:s/>2078 <text:s/>2079 <text:s/>2080 <text:s/>2081 <text:s/>2082 <text:s/>2083 <text:s/>2084 <text:s/>2085 <text:s/>2086 <text:s/>2087 <text:s/>2088 <text:s/>2089 <text:s/>2090 <text:s/>2091 <text:s/>2092 <text:s/>2093 <text:s/>2094 <text:s/>2095 <text:s/>2096 <text:s/>2097 <text:s/>2098 <text:s/>2099 <text:s/>2100 <text:s/>2101 <text:s/>2102 <text:s/>2103 <text:s/>2104 <text:s/>2105 <text:s/>2106 <text:s/>2107 <text:s/>2108 <text:s/>2109 <text:s/>2110 <text:s/>2111 <text:s/>2112 <text:s/>2113 <text:s/>2114 <text:s/>2115 <text:s/>2116 <text:s/>2117 <text:s/>2118 <text:s/>2119 <text:s/>2120 <text:s/>2121 <text:s/>2122 <text:s/>2123 <text:s/>2124 <text:s/>2125 <text:s/>2126 <text:s/>2127 <text:s/>2128 <text:s/>2129 <text:s/>2130 <text:s/>2131 <text:s/>2132 <text:s/>2133 <text:s/>2134 <text:s/>2135 <text:s/>2136 <text:s/>2137 <text:s/>2138 <text:s/>2139 <text:s/>2140 <text:s/>2141 <text:s/>2142 <text:s/>2143 <text:s/>2144 <text:s/>2145 <text:s/>2146 <text:s/>2147 <text:s/>2148 <text:s/>2149 <text:s/>2150 <text:s/>2151 <text:s/>2152 <text:s/>2153 <text:s/>2154 <text:s/>2155 <text:s/>2156 <text:s/>2157 <text:s/>2158 <text:s/>2159 <text:s/>2160 <text:s/>2161 <text:s/>2162 <text:s/>2163 <text:s/>2164 <text:s/>2165 <text:s/>2166 <text:s/>2167 <text:s/>2168 <text:s/>2169 <text:s/>2170 <text:s/>2171 <text:s/>2172 <text:s/>2173 <text:s/>2174 <text:s/>2175 <text:s/>2176 <text:s/>2177 <text:s/>2178 <text:s/>2179 <text:s/>2180 <text:s/>2181 <text:s/>2182 <text:s/>2183 <text:s/>2184 <text:s/>2185 <text:s/>2186 <text:s/>2187 <text:s/>2188 <text:s/>2189 <text:s/>2190 <text:s/>2191 <text:s/>2192 <text:s/>2193 <text:s/>2194 <text:s/>2195 <text:s/>2196 <text:s/>2197 <text:s/>2198 <text:s/>2199 <text:s/>2200 <text:s/>2201 <text:s/>2202 <text:s/>2203 <text:s/>2204 <text:s/>2205 <text:s/>2206 <text:s/>2207 <text:s/>2208 <text:s/>2209 <text:s/>2210 <text:s/>2211 <text:s/>2212 <text:s/>2213 <text:s/>2214 <text:s/>2215 <text:s/>2216 <text:s/>2217 <text:s/>2218 <text:s/>2219 <text:s/>2220 <text:s/>2221 <text:s/>2222 <text:s/>2223 <text:s/>2224 <text:s/>2225 <text:s/>2226 <text:s/>2227 <text:s/>2228 <text:s/>2229 <text:s/>2230 <text:s/>2231 <text:s/>2232 <text:s/>2233 <text:s/>2234 <text:s/>2235 <text:s/>2236 <text:s/>2237 <text:s/>2238 <text:s/>2239 <text:s/>2240 <text:s/>2241 <text:s/>2242 <text:s/>2243 <text:s/>2244 <text:s/>2245 <text:s/>2246 <text:s/>2247 <text:s/>2248 <text:s/>2249 <text:s/>2250 <text:s/>2251 <text:s/>2252 <text:s/>2253 <text:s/>2254 <text:s/>2255 <text:s/>2256 <text:s/>2257 <text:s/>2258 <text:s/>2259 <text:s/>2260 <text:s/>2261 <text:s/>2262 <text:s/>2263 <text:s/>2264 <text:s/>2265 <text:s/>2266 <text:s/>2267 <text:s/>2268 <text:s/>2269 <text:s/>2270 <text:s/>2271 <text:s/>2272 <text:s/>2273 <text:s/>2274 <text:s/>2275 <text:s/>2276 <text:s/>2277 <text:s/>2278 <text:s/>2279 <text:s/>2280 <text:s/>2281 <text:s/>2282 <text:s/>2283 <text:s/>2284 <text:s/>2285 <text:s/>2286 <text:s/>2287 <text:s/>2288 <text:s/>2289 <text:s/>2290 <text:s/>2291 <text:s/>2292 <text:s/>2293 <text:s/>2294 <text:s/>2295 <text:s/>2296 <text:s/>2297 <text:s/>2298 <text:s/>2299 <text:s/>2300 <text:s/>2301 <text:s/>2302 <text:s/>2303 <text:s/>2304 <text:s/>2305 <text:s/>2306 <text:s/>2307 <text:s/>2308 <text:s/>2309 <text:s/>2310 <text:s/>2311 <text:s/>2312 <text:s/>2313 <text:s/>2314 <text:s/>2315 <text:s/>2316 <text:s/>2317 <text:s/>2318 <text:s/>2319 <text:s/>2320 <text:s/>2321 <text:s/>2322 <text:s/>2323 <text:s/>2324 <text:s/>2325 <text:s/>2326 <text:s/>2327 <text:s/>2328 <text:s/>2329 <text:s/>2330 <text:s/>2331 <text:s/>2332 <text:s/>2333 <text:s/>2334 <text:s/>2335 <text:s/>2336 <text:s/>2337 <text:s/>2338 <text:s/>2339 <text:s/>2340 <text:s/>2341 <text:s/>2342 <text:s/>2343 <text:s/>2344 <text:s/>2345 <text:s/>2346 <text:s/>2347 <text:s/>2348 <text:s/>2349 <text:s/>2350 <text:s/>2351 <text:s/>2352 <text:s/>2353 <text:s/>2354 <text:s/>2355 <text:s/>2356 <text:s/>2357 <text:s/>2358 <text:s/>2359 <text:s/>2360 <text:s/>2361 <text:s/>2362 <text:s/>2363 <text:s/>2364 <text:s/>2365 <text:s/>2366 <text:s/>2367 <text:s/>2368 <text:s/>2369 <text:s/>2370 <text:s/>2371 <text:s/>2372 <text:s/>2373 <text:s/>2374 <text:s/>2375 <text:s/>2376 <text:s/>2377 <text:s/>2378 <text:s/>2379 <text:s/>2380 <text:s/>2381 <text:s/>2382 <text:s/>2383 <text:s/>2384 <text:s/>2385 <text:s/>2386 <text:s/>2387 <text:s/>2388 <text:s/>2389 <text:s/>2390 <text:s/>2391 <text:s/>2392 <text:s/>2393 <text:s/>2394 <text:s/>2395 <text:s/>2396 <text:s/>2397 <text:s/>2398 <text:s/>2399 <text:s/>2400 <text:s/>2401 <text:s/>2402 <text:s/>2403 <text:s/>2404 <text:s/>2405 <text:s/>2406 <text:s/>2407 <text:s/>2408 <text:s/>2409 <text:s/>2410 <text:s/>2411 <text:s/>2412 <text:s/>2413 <text:s/>2414 <text:s/>2415 <text:s/>2416 <text:s/>2417 <text:s/>2418 <text:s/>2419 <text:s/>2420 <text:s/>2421 <text:s/>2422 <text:s/>2423 <text:s/>2424 <text:s/>2425 <text:s/>2426 <text:s/>2427 <text:s/>2428 <text:s/>2429 <text:s/>2430 <text:s/>2431 <text:s/>2432 <text:s/>2433 <text:s/>2434 <text:s/>2435 <text:s/>2436 <text:s/>2437 <text:s/>2438 <text:s/>2439 <text:s/>2440 <text:s/>2441 <text:s/>2442 <text:s/>2443 <text:s/>2444 <text:s/>2445 <text:s/>2446 <text:s/>2447 <text:s/>2448 <text:s/>2449 <text:s/>2450 <text:s/>2451 <text:s/>2452 <text:s/>2453 <text:s/>2454 <text:s/>2455 <text:s/>2456 <text:s/>2457 <text:s/>2458 <text:s/>2459 <text:s/>2460 <text:s/>2461 <text:s/>2462 <text:s/>2463 <text:s/>2464 <text:s/>2465 <text:s/>2466 <text:s/>2467 <text:s/>2468 <text:s/>2469 <text:s/>2470 <text:s/>2471 <text:s/>2472 <text:s/>2473 <text:s/>2474 <text:s/>2475 <text:s/>2476 <text:s/>2477 <text:s/>2478 <text:s/>2479 <text:s/>2480 <text:s/>2481 <text:s/>2482 <text:s/>2483 <text:s/>2484 <text:s/>2485 <text:s/>2486 <text:s/>2487 <text:s/>2488 <text:s/>2489 <text:s/>2490 <text:s/>2491 <text:s/>2492 <text:s/>2493 <text:s/>2494 <text:s/>2495 <text:s/>2496 <text:s/>2497 <text:s/>2498 <text:s/>2499 <text:s/>2500 <text:s/>2501 <text:s/>2502 <text:s/>2503 <text:s/>2504 <text:s/>2505 <text:s/>2506 <text:s/>2507 <text:s/>2508 <text:s/>2509 <text:s/>2510 <text:s/>2511 <text:s/>2512 <text:s/>2513 <text:s/>2514 <text:s/>2515 <text:s/>2516 <text:s/>2517 <text:s/>2518 <text:s/>2519 <text:s/>2520 <text:s/>2521 <text:s/>2522 <text:s/>2523 <text:s/>2524 <text:s/>2525 <text:s/>2526 <text:s/>2527 <text:s/>2528 <text:s/>2529 <text:s/>2530 <text:s/>2531 <text:s/>2532 <text:s/>2533 <text:s/>2534 <text:s/>2535 <text:s/>2536 <text:s/>2537 <text:s/>2538 <text:s/>2539 <text:s/>2540 <text:s/>2541 <text:s/>2542 <text:s/>2543 <text:s/>2544 <text:s/>2545 <text:s/>2546 <text:s/>2547 <text:s/>2548 <text:s/>2549 <text:s/>2550 <text:s/>2551 <text:s/>2552 <text:s/>2553 <text:s/>2554 <text:s/>2555 <text:s/>2556 <text:s/>2557 <text:s/>2558 <text:s/>2559 <text:s/>2560 <text:s/>2561 <text:s/>2562 <text:s/>2563 <text:s/>2564 <text:s/>2565 <text:s/>2566 <text:s/>2567 <text:s/>2568 <text:s/>2569 <text:s/>2570 <text:s/><text:soft-page-break/>2571 <text:s/>2572 <text:s/>2573 <text:s/>2574 <text:s/>2575 <text:s/>2576 <text:s/>2577 <text:s/>2578 <text:s/>2579 <text:s/>2580 <text:s/>2581 <text:s/>2582 <text:s/>2583 <text:s/>2584 <text:s/>2585 <text:s/>2586 <text:s/>2587 <text:s/>2588 <text:s/>2589 <text:s/>2590 <text:s/>2591 <text:s/>2592 <text:s/>2593 <text:s/>2594 <text:s/>2595 <text:s/>2596 <text:s/>2597 <text:s/>2598 <text:s/>2599 <text:s/>2600 <text:s/>2601 <text:s/>2602 <text:s/>2603 <text:s/>2604 <text:s/>2605 <text:s/>2606 <text:s/>2607 <text:s/>2608 <text:s/>2609 <text:s/>2610 <text:s/>2611 <text:s/>2612 <text:s/>2613 <text:s/>2614 <text:s/>2615 <text:s/>2616 <text:s/>2617 <text:s/>2618 <text:s/>2619 <text:s/>2620 <text:s/>2621 <text:s/>2622 <text:s/>2623 <text:s/>2624 <text:s/>2625 <text:s/>2626 <text:s/>2627 <text:s/>2628 <text:s/>2629 <text:s/>2630 <text:s/>2631 <text:s/>2632 <text:s/>2633 <text:s/>2634 <text:s/>2635 <text:s/>2636 <text:s/>2637 <text:s/>2638 <text:s/>2639 <text:s/>2640 <text:s/>2641 <text:s/>2642 <text:s/>2643 <text:s/>2644 <text:s/>2645 <text:s/>2646 <text:s/>2647 <text:s/>2648 <text:s/>2649 <text:s/>2650 <text:s/>2651 <text:s/>2652 <text:s/>2653 <text:s/>2654 <text:s/>2655 <text:s/>2656 <text:s/>2657 <text:s/>2658 <text:s/>2659 <text:s/>2660 <text:s/>2661 <text:s/>2662 <text:s/>2663 <text:s/>2664 <text:s/>2665 <text:s/>2666 <text:s/>2667 <text:s/>2668 <text:s/>2669 <text:s/>2670 <text:s/>2671 <text:s/>2672 <text:s/>2673 <text:s/>2674 <text:s/>2675 <text:s/>2676 <text:s/>2677 <text:s/>2678 <text:s/>2679 <text:s/>2680 <text:s/>2681 <text:s/>2682 <text:s/>2683 <text:s/>2684 <text:s/>2685 <text:s/>2686 <text:s/>2687 <text:s/>2688 <text:s/>2689 <text:s/>2690 <text:s/>2691 <text:s/>2692 <text:s/>2693 <text:s/>2694 <text:s/>2695 <text:s/>2696 <text:s/>2697 <text:s/>2698 <text:s/>2699 <text:s/>2700 <text:s/>2701 <text:s/>2702 <text:s/>2703 <text:s/>2704 <text:s/>2705 <text:s/>2706 <text:s/>2707 <text:s/>2708 <text:s/>2709 <text:s/>2710 <text:s/>2711 <text:s/>2712 <text:s/>2713 <text:s/>2714 <text:s/>2715 <text:s/>2716 <text:s/>2717 <text:s/>2718 <text:s/>2719 <text:s/>2720 <text:s/>2721 <text:s/>2722 <text:s/>2723 <text:s/>2724 <text:s/>2725 <text:s/>2726 <text:s/>2727 <text:s/>2728 <text:s/>2729 <text:s/>2730 <text:s/>2731 <text:s/>2732 <text:s/>2733 <text:s/>2734 <text:s/>2735 <text:s/>2736 <text:s/>2737 <text:s/>2738 <text:s/>2739 <text:s/>2740 <text:s/>2741 <text:s/>2742 <text:s/>2743 <text:s/>2744 <text:s/>2745 <text:s/>2746 <text:s/>2747 <text:s/>2748 <text:s/>2749 <text:s/>2750 <text:s/>2751 <text:s/>2752 <text:s/>2753 <text:s/>2754 <text:s/>2755 <text:s/>2756 <text:s/>2757 <text:s/>2758 <text:s/>2759 <text:s/>2760 <text:s/>2761 <text:s/>2762 <text:s/>2763 <text:s/>2764 <text:s/>2765 <text:s/>2766 <text:s/>2767 <text:s/>2768 <text:s/>2769 <text:s/>2770 <text:s/>2771 <text:s/>2772 <text:s/>2773 <text:s/>2774 <text:s/>2775 <text:s/>2776 <text:s/>2777 <text:s/>2778 <text:s/>2779 <text:s/>2780 <text:s/>2781 <text:s/>2782 <text:s/>2783 <text:s/>2784 <text:s/>2785 <text:s/>2786 <text:s/>2787 <text:s/>2788 <text:s/>2789 <text:s/>2790 <text:s/>2791 <text:s/>2792 <text:s/>2793 <text:s/>2794 <text:s/>2795 <text:s/>2796 <text:s/>2797 <text:s/>2798 <text:s/>2799 <text:s/>2800 <text:s/>2801 <text:s/>2802 <text:s/>2803 <text:s/>2804 <text:s/>2805 <text:s/>2806 <text:s/>2807 <text:s/>2808 <text:s/>2809 <text:s/>2810 <text:s/>2811 <text:s/>2812 <text:s/>2813 <text:s/>2814 <text:s/>2815 <text:s/>2816 <text:s/>2817 <text:s/>2818 <text:s/>2819 <text:s/>2820 <text:s/>2821 <text:s/>2822 <text:s/>2823 <text:s/>2824 <text:s/>2825 <text:s/>2826 <text:s/>2827 <text:s/>2828 <text:s/>2829 <text:s/>2830 <text:s/>2831 <text:s/>2832 <text:s/>2833 <text:s/>2834 <text:s/>2835 <text:s/>2836 <text:s/>2837 <text:s/>2838 <text:s/>2839 <text:s/>2840 <text:s/>2841 <text:s/>2842 <text:s/>2843 <text:s/>2844 <text:s/>2845 <text:s/>2846 <text:s/>2847 <text:s/>2848 <text:s/>2849 <text:s/>2850 <text:s/>2851 <text:s/>2852 <text:s/>2853 <text:s/>2854 <text:s/>2855 <text:s/>2856 <text:s/>2857 <text:s/>2858 <text:s/>2859 <text:s/>2860 <text:s/>2861 <text:s/>2862 <text:s/>2863 <text:s/>2864 <text:s/>2865 <text:s/>2866 <text:s/>2867 <text:s/>2868 <text:s/>2869 <text:s/>2870 <text:s/>2871 <text:s/>2872 <text:s/>2873 <text:s/>2874 <text:s/>2875 <text:s/>2876 <text:s/>2877 <text:s/>2878 <text:s/>2879 <text:s/>2880 <text:s/>2881 <text:s/>2882 <text:s/>2883 <text:s/>2884 <text:s/>2885 <text:s/>2886 <text:s/>2887 <text:s/>2888 <text:s/>2889 <text:s/>2890 <text:s/>2891 <text:s/>2892 <text:s/>2893 <text:s/>2894 <text:s/>2895 <text:s/>2896 <text:s/>2897 <text:s/>2898 <text:s/>2899 <text:s/>2900 <text:s/>2901 <text:s/>2902 <text:s/>2903 <text:s/>2904 <text:s/>2905 <text:s/>2906 <text:s/>2907 <text:s/>2908 <text:s/>2909 <text:s/>2910 <text:s/>2911 <text:s/>2912 <text:s/>2913 <text:s/>2914 <text:s/>2915 <text:s/>2916 <text:s/>2917 <text:s/>2918 <text:s/>2919 <text:s/>2920 <text:s/>2921 <text:s/>2922 <text:s/>2923 <text:s/>2924 <text:s/>2925 <text:s/>2926 <text:s/>2927 <text:s/>2928 <text:s/>2929 <text:s/>2930 <text:s/>2931 <text:s/>2932 <text:s/>2933 <text:s/>2934 <text:s/>2935 <text:s/>2936 <text:s/>2937 <text:s/>2938 <text:s/>2939 <text:s/>2940 <text:s/>2941 <text:s/>2942 <text:s/>2943 <text:s/>2944 <text:s/>2945 <text:s/>2946 <text:s/>2947 <text:s/>2948 <text:s/>2949 <text:s/>2950 <text:s/>2951 <text:s/>2952 <text:s/>2953 <text:s/>2954 <text:s/>2955 <text:s/>2956 <text:s/>2957 <text:s/>2958 <text:s/>2959 <text:s/>2960 <text:s/>2961 <text:s/>2962 <text:s/>2963 <text:s/>2964 <text:s/>2965 <text:s/>2966 <text:s/>2967 <text:s/>2968 <text:s/>2969 <text:s/>2970 <text:s/>2971 <text:s/>2972 <text:s/>2973 <text:s/>2974 <text:s/>2975 <text:s/>2976 <text:s/>2977 <text:s/>2978 <text:s/>2979 <text:s/>2980 <text:s/>2981 <text:s/>2982 <text:s/>2983 <text:s/>2984 <text:s/>2985 <text:s/>2986 <text:s/>2987 <text:s/>2988 <text:s/>2989 <text:s/>2990 <text:s/>2991 <text:s/>2992 <text:s/>2993 <text:s/>2994 <text:s/>2995 <text:s/>2996 <text:s/>2997 <text:s/>2998 <text:s/>2999 <text:s/>3000 </text:p>
      <text:p text:style-name="P4">This is c4 3001 <text:s/>3002 <text:s/>3003 <text:s/>3004 <text:s/>3005 <text:s/>3006 <text:s/>3007 <text:s/>3008 <text:s/>3009 <text:s/>3010 <text:s/>3011 <text:s/>3012 <text:s/>3013 <text:s/>3014 <text:s/>3015 <text:s/>3016 <text:s/>3017 <text:s/>3018 <text:s/>3019 <text:s/>3020 <text:s/>3021 <text:s/>3022 <text:s/>3023 <text:s/>3024 <text:s/>3025 <text:s/>3026 <text:s/>3027 <text:s/>3028 <text:s/>3029 <text:s/>3030 <text:s/>3031 <text:s/>3032 <text:s/>3033 <text:s/>3034 <text:s/>3035 <text:s/>3036 <text:s/>3037 <text:s/>3038 <text:s/>3039 <text:s/>3040 <text:s/>3041 <text:s/>3042 <text:s/>3043 <text:s/>3044 <text:s/>3045 <text:s/>3046 <text:s/>3047 <text:s/>3048 <text:s/>3049 <text:s/>3050 <text:s/>3051 <text:s/>3052 <text:s/>3053 <text:s/>3054 <text:s/>3055 <text:s/>3056 <text:s/>3057 <text:s/>3058 <text:s/>3059 <text:s/>3060 <text:s/>3061 <text:s/>3062 <text:s/>3063 <text:s/>3064 <text:s/>3065 <text:s/>3066 <text:s/>3067 <text:s/>3068 <text:s/>3069 <text:s/>3070 <text:s/>3071 <text:s/>3072 <text:s/>3073 <text:s/>3074 <text:s/>3075 <text:s/>3076 <text:s/>3077 <text:s/>3078 <text:s/>3079 <text:s/>3080 <text:s/>3081 <text:s/>3082 <text:s/>3083 <text:s/>3084 <text:s/>3085 <text:s/>3086 <text:s/>3087 <text:s/>3088 <text:s/>3089 <text:s/>3090 <text:s/>3091 <text:s/>3092 <text:s/>3093 <text:s/>3094 <text:s/>3095 <text:s/>3096 <text:s/>3097 <text:s/>3098 <text:s/>3099 <text:s/>3100 <text:s/>3101 <text:s/>3102 <text:s/>3103 <text:s/>3104 <text:s/>3105 <text:s/>3106 <text:s/>3107 <text:s/>3108 <text:s/>3109 <text:s/>3110 <text:s/>3111 <text:s/>3112 <text:s/>3113 <text:s/>3114 <text:s/>3115 <text:s/>3116 <text:s/>3117 <text:s/>3118 <text:s/>3119 <text:s/>3120 <text:s/>3121 <text:s/>3122 <text:s/>3123 <text:s/>3124 <text:s/>3125 <text:s/>3126 <text:s/>3127 <text:s/>3128 <text:s/>3129 <text:s/>3130 <text:s/>3131 <text:s/>3132 <text:s/>3133 <text:s/>3134 <text:s/>3135 <text:s/>3136 <text:s/>3137 <text:s/>3138 <text:s/>3139 <text:s/>3140 <text:s/>3141 <text:s/>3142 <text:s/>3143 <text:s/>3144 <text:s/>3145 <text:s/>3146 <text:s/>3147 <text:s/>3148 <text:s/>3149 <text:s/>3150 <text:s/>3151 <text:s/>3152 <text:s/>3153 <text:s/>3154 <text:s/>3155 <text:s/>3156 <text:s/>3157 <text:s/>3158 <text:s/>3159 <text:s/>3160 <text:s/>3161 <text:s/>3162 <text:s/>3163 <text:s/>3164 <text:s/>3165 <text:s/>3166 <text:s/>3167 <text:s/>3168 <text:s/>3169 <text:s/>3170 <text:s/>3171 <text:s/>3172 <text:s/>3173 <text:s/>3174 <text:s/>3175 <text:s/>3176 <text:s/>3177 <text:s/>3178 <text:s/>3179 <text:s/>3180 <text:s/>3181 <text:s/>3182 <text:s/>3183 <text:s/>3184 <text:s/>3185 <text:s/>3186 <text:s/>3187 <text:s/>3188 <text:s/>3189 <text:s/>3190 <text:s/>3191 <text:s/>3192 <text:s/>3193 <text:s/>3194 <text:s/>3195 <text:s/>3196 <text:s/>3197 <text:s/>3198 <text:s/>3199 <text:s/>3200 <text:s/>3201 <text:s/>3202 <text:s/>3203 <text:s/>3204 <text:s/>3205 <text:s/>3206 <text:s/>3207 <text:s/>3208 <text:s/>3209 <text:s/>3210 <text:s/>3211 <text:s/>3212 <text:s/>3213 <text:s/>3214 <text:s/>3215 <text:s/>3216 <text:s/>3217 <text:s/>3218 <text:s/>3219 <text:s/>3220 <text:s/>3221 <text:s/>3222 <text:s/>3223 <text:s/>3224 <text:s/>3225 <text:s/>3226 <text:s/>3227 <text:s/>3228 <text:s/>3229 <text:s/>3230 <text:s/>3231 <text:s/>3232 <text:s/>3233 <text:s/>3234 <text:s/>3235 <text:s/>3236 <text:s/>3237 <text:s/>3238 <text:s/>3239 <text:s/>3240 <text:s/>3241 <text:s/>3242 <text:s/>3243 <text:s/>3244 <text:s/>3245 <text:s/>3246 <text:s/>3247 <text:s/>3248 <text:s/>3249 <text:s/>3250 <text:s/>3251 <text:s/>3252 <text:s/>3253 <text:s/>3254 <text:s/>3255 <text:s/>3256 <text:s/>3257 <text:s/>3258 <text:s/>3259 <text:s/>3260 <text:s/>3261 <text:s/>3262 <text:s/>3263 <text:s/>3264 <text:s/>3265 <text:s/>3266 <text:s/>3267 <text:s/>3268 <text:s/>3269 <text:s/>3270 <text:s/>3271 <text:s/>3272 <text:s/>3273 <text:s/>3274 <text:s/>3275 <text:s/>3276 <text:s/>3277 <text:s/>3278 <text:s/>3279 <text:s/>3280 <text:s/>3281 <text:s/>3282 <text:s/>3283 <text:s/>3284 <text:s/>3285 <text:s/>3286 <text:s/>3287 <text:s/>3288 <text:s/>3289 <text:s/>3290 <text:s/>3291 <text:s/>3292 <text:s/>3293 <text:s/>3294 <text:s/>3295 <text:s/>3296 <text:s/>3297 <text:s/>3298 <text:s/>3299 <text:s/>3300 <text:s/>3301 <text:s/>3302 <text:s/>3303 <text:s/>3304 <text:s/>3305 <text:s/>3306 <text:s/>3307 <text:s/>3308 <text:s/>3309 <text:s/>3310 <text:s/>3311 <text:s/>3312 <text:s/>3313 <text:s/>3314 <text:s/>3315 <text:s/>3316 <text:s/>3317 <text:s/>3318 <text:s/>3319 <text:s/>3320 <text:s/>3321 <text:s/>3322 <text:s/>3323 <text:s/>3324 <text:s/>3325 <text:s/>3326 <text:s/>3327 <text:s/>3328 <text:s/>3329 <text:s/>3330 <text:s/>3331 <text:s/>3332 <text:s/>3333 <text:s/>3334 <text:s/>3335 <text:s/>3336 <text:s/>3337 <text:s/>3338 <text:s/>3339 <text:s/>3340 <text:s/>3341 <text:s/>3342 <text:s/>3343 <text:s/>3344 <text:s/>3345 <text:s/>3346 <text:s/>3347 <text:s/>3348 <text:s/>3349 <text:s/>3350 <text:s/>3351 <text:s/>3352 <text:s/>3353 <text:s/>3354 <text:s/>3355 <text:s/>3356 <text:s/>3357 <text:s/>3358 <text:s/>3359 <text:s/>3360 <text:s/>3361 <text:s/>3362 <text:s/>3363 <text:s/>3364 <text:s/>3365 <text:s/>3366 <text:s/>3367 <text:s/>3368 <text:s/>3369 <text:s/>3370 <text:s/>3371 <text:s/>3372 <text:s/>3373 <text:s/>3374 <text:s/>3375 <text:s/>3376 <text:s/>3377 <text:s/>3378 <text:s/>3379 <text:s/>3380 <text:s/>3381 <text:s/>3382 <text:s/>3383 <text:s/>3384 <text:s/>3385 <text:s/>3386 <text:s/>3387 <text:s/>3388 <text:s/><text:soft-page-break/>3389 <text:s/>3390 <text:s/>3391 <text:s/>3392 <text:s/>3393 <text:s/>3394 <text:s/>3395 <text:s/>3396 <text:s/>3397 <text:s/>3398 <text:s/>3399 <text:s/>3400 <text:s/>3401 <text:s/>3402 <text:s/>3403 <text:s/>3404 <text:s/>3405 <text:s/>3406 <text:s/>3407 <text:s/>3408 <text:s/>3409 <text:s/>3410 <text:s/>3411 <text:s/>3412 <text:s/>3413 <text:s/>3414 <text:s/>3415 <text:s/>3416 <text:s/>3417 <text:s/>3418 <text:s/>3419 <text:s/>3420 <text:s/>3421 <text:s/>3422 <text:s/>3423 <text:s/>3424 <text:s/>3425 <text:s/>3426 <text:s/>3427 <text:s/>3428 <text:s/>3429 <text:s/>3430 <text:s/>3431 <text:s/>3432 <text:s/>3433 <text:s/>3434 <text:s/>3435 <text:s/>3436 <text:s/>3437 <text:s/>3438 <text:s/>3439 <text:s/>3440 <text:s/>3441 <text:s/>3442 <text:s/>3443 <text:s/>3444 <text:s/>3445 <text:s/>3446 <text:s/>3447 <text:s/>3448 <text:s/>3449 <text:s/>3450 <text:s/>3451 <text:s/>3452 <text:s/>3453 <text:s/>3454 <text:s/>3455 <text:s/>3456 <text:s/>3457 <text:s/>3458 <text:s/>3459 <text:s/>3460 <text:s/>3461 <text:s/>3462 <text:s/>3463 <text:s/>3464 <text:s/>3465 <text:s/>3466 <text:s/>3467 <text:s/>3468 <text:s/>3469 <text:s/>3470 <text:s/>3471 <text:s/>3472 <text:s/>3473 <text:s/>3474 <text:s/>3475 <text:s/>3476 <text:s/>3477 <text:s/>3478 <text:s/>3479 <text:s/>3480 <text:s/>3481 <text:s/>3482 <text:s/>3483 <text:s/>3484 <text:s/>3485 <text:s/>3486 <text:s/>3487 <text:s/>3488 <text:s/>3489 <text:s/>3490 <text:s/>3491 <text:s/>3492 <text:s/>3493 <text:s/>3494 <text:s/>3495 <text:s/>3496 <text:s/>3497 <text:s/>3498 <text:s/>3499 <text:s/>3500 <text:s/>3501 <text:s/>3502 <text:s/>3503 <text:s/>3504 <text:s/>3505 <text:s/>3506 <text:s/>3507 <text:s/>3508 <text:s/>3509 <text:s/>3510 <text:s/>3511 <text:s/>3512 <text:s/>3513 <text:s/>3514 <text:s/>3515 <text:s/>3516 <text:s/>3517 <text:s/>3518 <text:s/>3519 <text:s/>3520 <text:s/>3521 <text:s/>3522 <text:s/>3523 <text:s/>3524 <text:s/>3525 <text:s/>3526 <text:s/>3527 <text:s/>3528 <text:s/>3529 <text:s/>3530 <text:s/>3531 <text:s/>3532 <text:s/>3533 <text:s/>3534 <text:s/>3535 <text:s/>3536 <text:s/>3537 <text:s/>3538 <text:s/>3539 <text:s/>3540 <text:s/>3541 <text:s/>3542 <text:s/>3543 <text:s/>3544 <text:s/>3545 <text:s/>3546 <text:s/>3547 <text:s/>3548 <text:s/>3549 <text:s/>3550 <text:s/>3551 <text:s/>3552 <text:s/>3553 <text:s/>3554 <text:s/>3555 <text:s/>3556 <text:s/>3557 <text:s/>3558 <text:s/>3559 <text:s/>3560 <text:s/>3561 <text:s/>3562 <text:s/>3563 <text:s/>3564 <text:s/>3565 <text:s/>3566 <text:s/>3567 <text:s/>3568 <text:s/>3569 <text:s/>3570 <text:s/>3571 <text:s/>3572 <text:s/>3573 <text:s/>3574 <text:s/>3575 <text:s/>3576 <text:s/>3577 <text:s/>3578 <text:s/>3579 <text:s/>3580 <text:s/>3581 <text:s/>3582 <text:s/>3583 <text:s/>3584 <text:s/>3585 <text:s/>3586 <text:s/>3587 <text:s/>3588 <text:s/>3589 <text:s/>3590 <text:s/>3591 <text:s/>3592 <text:s/>3593 <text:s/>3594 <text:s/>3595 <text:s/>3596 <text:s/>3597 <text:s/>3598 <text:s/>3599 <text:s/>3600 <text:s/>3601 <text:s/>3602 <text:s/>3603 <text:s/>3604 <text:s/>3605 <text:s/>3606 <text:s/>3607 <text:s/>3608 <text:s/>3609 <text:s/>3610 <text:s/>3611 <text:s/>3612 <text:s/>3613 <text:s/>3614 <text:s/>3615 <text:s/>3616 <text:s/>3617 <text:s/>3618 <text:s/>3619 <text:s/>3620 <text:s/>3621 <text:s/>3622 <text:s/>3623 <text:s/>3624 <text:s/>3625 <text:s/>3626 <text:s/>3627 <text:s/>3628 <text:s/>3629 <text:s/>3630 <text:s/>3631 <text:s/>3632 <text:s/>3633 <text:s/>3634 <text:s/>3635 <text:s/>3636 <text:s/>3637 <text:s/>3638 <text:s/>3639 <text:s/>3640 <text:s/>3641 <text:s/>3642 <text:s/>3643 <text:s/>3644 <text:s/>3645 <text:s/>3646 <text:s/>3647 <text:s/>3648 <text:s/>3649 <text:s/>3650 <text:s/>3651 <text:s/>3652 <text:s/>3653 <text:s/>3654 <text:s/>3655 <text:s/>3656 <text:s/>3657 <text:s/>3658 <text:s/>3659 <text:s/>3660 <text:s/>3661 <text:s/>3662 <text:s/>3663 <text:s/>3664 <text:s/>3665 <text:s/>3666 <text:s/>3667 <text:s/>3668 <text:s/>3669 <text:s/>3670 <text:s/>3671 <text:s/>3672 <text:s/>3673 <text:s/>3674 <text:s/>3675 <text:s/>3676 <text:s/>3677 <text:s/>3678 <text:s/>3679 <text:s/>3680 <text:s/>3681 <text:s/>3682 <text:s/>3683 <text:s/>3684 <text:s/>3685 <text:s/>3686 <text:s/>3687 <text:s/>3688 <text:s/>3689 <text:s/>3690 <text:s/>3691 <text:s/>3692 <text:s/>3693 <text:s/>3694 <text:s/>3695 <text:s/>3696 <text:s/>3697 <text:s/>3698 <text:s/>3699 <text:s/>3700 <text:s/>3701 <text:s/>3702 <text:s/>3703 <text:s/>3704 <text:s/>3705 <text:s/>3706 <text:s/>3707 <text:s/>3708 <text:s/>3709 <text:s/>3710 <text:s/>3711 <text:s/>3712 <text:s/>3713 <text:s/>3714 <text:s/>3715 <text:s/>3716 <text:s/>3717 <text:s/>3718 <text:s/>3719 <text:s/>3720 <text:s/>3721 <text:s/>3722 <text:s/>3723 <text:s/>3724 <text:s/>3725 <text:s/>3726 <text:s/>3727 <text:s/>3728 <text:s/>3729 <text:s/>3730 <text:s/>3731 <text:s/>3732 <text:s/>3733 <text:s/>3734 <text:s/>3735 <text:s/>3736 <text:s/>3737 <text:s/>3738 <text:s/>3739 <text:s/>3740 <text:s/>3741 <text:s/>3742 <text:s/>3743 <text:s/>3744 <text:s/>3745 <text:s/>3746 <text:s/>3747 <text:s/>3748 <text:s/>3749 <text:s/>3750 <text:s/>3751 <text:s/>3752 <text:s/>3753 <text:s/>3754 <text:s/>3755 <text:s/>3756 <text:s/>3757 <text:s/>3758 <text:s/>3759 <text:s/>3760 <text:s/>3761 <text:s/>3762 <text:s/>3763 <text:s/>3764 <text:s/>3765 <text:s/>3766 <text:s/>3767 <text:s/>3768 <text:s/>3769 <text:s/>3770 <text:s/>3771 <text:s/>3772 <text:s/>3773 <text:s/>3774 <text:s/>3775 <text:s/>3776 <text:s/>3777 <text:s/>3778 <text:s/>3779 <text:s/>3780 <text:s/>3781 <text:s/>3782 <text:s/>3783 <text:s/>3784 <text:s/>3785 <text:s/>3786 <text:s/>3787 <text:s/>3788 <text:s/>3789 <text:s/>3790 <text:s/>3791 <text:s/>3792 <text:s/>3793 <text:s/>3794 <text:s/>3795 <text:s/>3796 <text:s/>3797 <text:s/>3798 <text:s/>3799 <text:s/>3800 <text:s/>3801 <text:s/>3802 <text:s/>3803 <text:s/>3804 <text:s/>3805 <text:s/>3806 <text:s/>3807 <text:s/>3808 <text:s/>3809 <text:s/>3810 <text:s/>3811 <text:s/>3812 <text:s/>3813 <text:s/>3814 <text:s/>3815 <text:s/>3816 <text:s/>3817 <text:s/>3818 <text:s/>3819 <text:s/>3820 <text:s/>3821 <text:s/>3822 <text:s/>3823 <text:s/>3824 <text:s/>3825 <text:s/>3826 <text:s/>3827 <text:s/>3828 <text:s/>3829 <text:s/>3830 <text:s/>3831 <text:s/>3832 <text:s/>3833 <text:s/>3834 <text:s/>3835 <text:s/>3836 <text:s/>3837 <text:s/>3838 <text:s/>3839 <text:s/>3840 <text:s/>3841 <text:s/>3842 <text:s/>3843 <text:s/>3844 <text:s/>3845 <text:s/>3846 <text:s/>3847 <text:s/>3848 <text:s/>3849 <text:s/>3850 <text:s/>3851 <text:s/>3852 <text:s/>3853 <text:s/>3854 <text:s/>3855 <text:s/>3856 <text:s/>3857 <text:s/>3858 <text:s/>3859 <text:s/>3860 <text:s/>3861 <text:s/>3862 <text:s/>3863 <text:s/>3864 <text:s/>3865 <text:s/>3866 <text:s/>3867 <text:s/>3868 <text:s/>3869 <text:s/>3870 <text:s/>3871 <text:s/>3872 <text:s/>3873 <text:s/>3874 <text:s/>3875 <text:s/>3876 <text:s/>3877 <text:s/>3878 <text:s/>3879 <text:s/>3880 <text:s/>3881 <text:s/>3882 <text:s/>3883 <text:s/>3884 <text:s/>3885 <text:s/>3886 <text:s/>3887 <text:s/>3888 <text:s/>3889 <text:s/>3890 <text:s/>3891 <text:s/>3892 <text:s/>3893 <text:s/>3894 <text:s/>3895 <text:s/>3896 <text:s/>3897 <text:s/>3898 <text:s/>3899 <text:s/>3900 <text:s/>3901 <text:s/>3902 <text:s/>3903 <text:s/>3904 <text:s/>3905 <text:s/>3906 <text:s/>3907 <text:s/>3908 <text:s/>3909 <text:s/>3910 <text:s/>3911 <text:s/>3912 <text:s/>3913 <text:s/>3914 <text:s/>3915 <text:s/>3916 <text:s/>3917 <text:s/>3918 <text:s/>3919 <text:s/>3920 <text:s/>3921 <text:s/>3922 <text:s/>3923 <text:s/>3924 <text:s/>3925 <text:s/>3926 <text:s/>3927 <text:s/>3928 <text:s/>3929 <text:s/>3930 <text:s/>3931 <text:s/>3932 <text:s/>3933 <text:s/>3934 <text:s/>3935 <text:s/>3936 <text:s/>3937 <text:s/>3938 <text:s/>3939 <text:s/>3940 <text:s/>3941 <text:s/>3942 <text:s/>3943 <text:s/>3944 <text:s/>3945 <text:s/>3946 <text:s/>3947 <text:s/>3948 <text:s/>3949 <text:s/>3950 <text:s/>3951 <text:s/>3952 <text:s/>3953 <text:s/>3954 <text:s/>3955 <text:s/>3956 <text:s/>3957 <text:s/>3958 <text:s/>3959 <text:s/>3960 <text:s/>3961 <text:s/>3962 <text:s/>3963 <text:s/>3964 <text:s/>3965 <text:s/>3966 <text:s/>3967 <text:s/>3968 <text:s/>3969 <text:s/>3970 <text:s/>3971 <text:s/>3972 <text:s/>3973 <text:s/>3974 <text:s/>3975 <text:s/>3976 <text:s/>3977 <text:s/>3978 <text:s/>3979 <text:s/>3980 <text:s/>3981 <text:s/>3982 <text:s/>3983 <text:s/>3984 <text:s/>3985 <text:s/>3986 <text:s/>3987 <text:s/>3988 <text:s/>3989 <text:s/>3990 <text:s/>3991 <text:s/>3992 <text:s/>3993 <text:s/>3994 <text:s/>3995 <text:s/>3996 <text:s/>3997 <text:s/>3998 <text:s/>3999 <text:s/>4000 </text:p>
      <text:p text:style-name="P4">This is Parent process 4001 <text:s/>4002 <text:s/>4003 <text:s/>4004 <text:s/>4005 <text:s/>4006 <text:s/>4007 <text:s/>4008 <text:s/>4009 <text:s/>4010 <text:s/>4011 <text:s/>4012 <text:s/>4013 <text:s/>4014 <text:s/>4015 <text:s/>4016 <text:s/>4017 <text:s/>4018 <text:s/>4019 <text:s/>4020 <text:s/>4021 <text:s/>4022 <text:s/>4023 <text:s/>4024 <text:s/>4025 <text:s/>4026 <text:s/>4027 <text:s/>4028 <text:s/>4029 <text:s/>4030 <text:s/>4031 <text:s/>4032 <text:s/>4033 <text:s/>4034 <text:s/>4035 <text:s/>4036 <text:s/>4037 <text:s/>4038 <text:s/>4039 <text:s/>4040 <text:s/>4041 <text:s/>4042 <text:s/>4043 <text:s/>4044 <text:s/>4045 <text:s/>4046 <text:s/>4047 <text:s/>4048 <text:s/>4049 <text:s/>4050 <text:s/>4051 <text:s/>4052 <text:s/>4053 <text:s/>4054 <text:s/>4055 <text:s/>4056 <text:s/>4057 <text:s/>4058 <text:s/>4059 <text:s/>4060 <text:s/>4061 <text:s/>4062 <text:s/>4063 <text:s/>4064 <text:s/>4065 <text:s/>4066 <text:s/>4067 <text:s/>4068 <text:s/>4069 <text:s/>4070 <text:s/>4071 <text:s/>4072 <text:s/>4073 <text:s/>4074 <text:s/>4075 <text:s/>4076 <text:s/>4077 <text:s/>4078 <text:s/>4079 <text:s/>4080 <text:s/>4081 <text:s/>4082 <text:s/>4083 <text:s/>4084 <text:s/>4085 <text:s/>4086 <text:s/>4087 <text:s/>4088 <text:s/>4089 <text:s/>4090 <text:s/>4091 <text:s/>4092 <text:s/>4093 <text:s/>4094 <text:s/>4095 <text:s/>4096 <text:s/>4097 <text:s/>4098 <text:s/>4099 <text:s/>4100 <text:s/>4101 <text:s/>4102 <text:s/>4103 <text:s/>4104 <text:s/>4105 <text:s/>4106 <text:s/>4107 <text:s/>4108 <text:s/>4109 <text:s/>4110 <text:s/>4111 <text:s/>4112 <text:s/>4113 <text:s/>4114 <text:s/>4115 <text:s/>4116 <text:s/>4117 <text:s/>4118 <text:s/>4119 <text:s/>4120 <text:s/>4121 <text:s/>4122 <text:s/>4123 <text:s/>4124 <text:s/>4125 <text:s/>4126 <text:s/>4127 <text:s/>4128 <text:s/>4129 <text:s/>4130 <text:s/>4131 <text:s/>4132 <text:s/>4133 <text:s/>4134 <text:s/>4135 <text:s/>4136 <text:s/>4137 <text:s/>4138 <text:s/>4139 <text:s/>4140 <text:s/>4141 <text:s/>4142 <text:s/>4143 <text:s/>4144 <text:s/>4145 <text:s/>4146 <text:s/>4147 <text:s/>4148 <text:s/>4149 <text:s/>4150 <text:s/>4151 <text:s/>4152 <text:s/>4153 <text:s/>4154 <text:s/>4155 <text:s/>4156 <text:s/>4157 <text:s/>4158 <text:s/>4159 <text:s/>4160 <text:s/>4161 <text:s/>4162 <text:s/>4163 <text:s/>4164 <text:s/>4165 <text:s/>4166 <text:s/>4167 <text:s/>4168 <text:s/>4169 <text:s/>4170 <text:s/>4171 <text:s/>4172 <text:s/>4173 <text:s/>4174 <text:s/>4175 <text:s/>4176 <text:s/>4177 <text:s/>4178 <text:s/>4179 <text:s/>4180 <text:s/>4181 <text:s/>4182 <text:s/>4183 <text:s/>4184 <text:s/>4185 <text:s/>4186 <text:s/>4187 <text:s/>4188 <text:s/>4189 <text:s/>4190 <text:s/>4191 <text:s/>4192 <text:s/>4193 <text:s/>4194 <text:s/>4195 <text:s/>4196 <text:s/>4197 <text:s/>4198 <text:s/>4199 <text:s/>4200 <text:s/>4201 <text:s/>4202 <text:s/>4203 <text:s/>4204 <text:s/><text:soft-page-break/>4205 <text:s/>4206 <text:s/>4207 <text:s/>4208 <text:s/>4209 <text:s/>4210 <text:s/>4211 <text:s/>4212 <text:s/>4213 <text:s/>4214 <text:s/>4215 <text:s/>4216 <text:s/>4217 <text:s/>4218 <text:s/>4219 <text:s/>4220 <text:s/>4221 <text:s/>4222 <text:s/>4223 <text:s/>4224 <text:s/>4225 <text:s/>4226 <text:s/>4227 <text:s/>4228 <text:s/>4229 <text:s/>4230 <text:s/>4231 <text:s/>4232 <text:s/>4233 <text:s/>4234 <text:s/>4235 <text:s/>4236 <text:s/>4237 <text:s/>4238 <text:s/>4239 <text:s/>4240 <text:s/>4241 <text:s/>4242 <text:s/>4243 <text:s/>4244 <text:s/>4245 <text:s/>4246 <text:s/>4247 <text:s/>4248 <text:s/>4249 <text:s/>4250 <text:s/>4251 <text:s/>4252 <text:s/>4253 <text:s/>4254 <text:s/>4255 <text:s/>4256 <text:s/>4257 <text:s/>4258 <text:s/>4259 <text:s/>4260 <text:s/>4261 <text:s/>4262 <text:s/>4263 <text:s/>4264 <text:s/>4265 <text:s/>4266 <text:s/>4267 <text:s/>4268 <text:s/>4269 <text:s/>4270 <text:s/>4271 <text:s/>4272 <text:s/>4273 <text:s/>4274 <text:s/>4275 <text:s/>4276 <text:s/>4277 <text:s/>4278 <text:s/>4279 <text:s/>4280 <text:s/>4281 <text:s/>4282 <text:s/>4283 <text:s/>4284 <text:s/>4285 <text:s/>4286 <text:s/>4287 <text:s/>4288 <text:s/>4289 <text:s/>4290 <text:s/>4291 <text:s/>4292 <text:s/>4293 <text:s/>4294 <text:s/>4295 <text:s/>4296 <text:s/>4297 <text:s/>4298 <text:s/>4299 <text:s/>4300 <text:s/>4301 <text:s/>4302 <text:s/>4303 <text:s/>4304 <text:s/>4305 <text:s/>4306 <text:s/>4307 <text:s/>4308 <text:s/>4309 <text:s/>4310 <text:s/>4311 <text:s/>4312 <text:s/>4313 <text:s/>4314 <text:s/>4315 <text:s/>4316 <text:s/>4317 <text:s/>4318 <text:s/>4319 <text:s/>4320 <text:s/>4321 <text:s/>4322 <text:s/>4323 <text:s/>4324 <text:s/>4325 <text:s/>4326 <text:s/>4327 <text:s/>4328 <text:s/>4329 <text:s/>4330 <text:s/>4331 <text:s/>4332 <text:s/>4333 <text:s/>4334 <text:s/>4335 <text:s/>4336 <text:s/>4337 <text:s/>4338 <text:s/>4339 <text:s/>4340 <text:s/>4341 <text:s/>4342 <text:s/>4343 <text:s/>4344 <text:s/>4345 <text:s/>4346 <text:s/>4347 <text:s/>4348 <text:s/>4349 <text:s/>4350 <text:s/>4351 <text:s/>4352 <text:s/>4353 <text:s/>4354 <text:s/>4355 <text:s/>4356 <text:s/>4357 <text:s/>4358 <text:s/>4359 <text:s/>4360 <text:s/>4361 <text:s/>4362 <text:s/>4363 <text:s/>4364 <text:s/>4365 <text:s/>4366 <text:s/>4367 <text:s/>4368 <text:s/>4369 <text:s/>4370 <text:s/>4371 <text:s/>4372 <text:s/>4373 <text:s/>4374 <text:s/>4375 <text:s/>4376 <text:s/>4377 <text:s/>4378 <text:s/>4379 <text:s/>4380 <text:s/>4381 <text:s/>4382 <text:s/>4383 <text:s/>4384 <text:s/>4385 <text:s/>4386 <text:s/>4387 <text:s/>4388 <text:s/>4389 <text:s/>4390 <text:s/>4391 <text:s/>4392 <text:s/>4393 <text:s/>4394 <text:s/>4395 <text:s/>4396 <text:s/>4397 <text:s/>4398 <text:s/>4399 <text:s/>4400 <text:s/>4401 <text:s/>4402 <text:s/>4403 <text:s/>4404 <text:s/>4405 <text:s/>4406 <text:s/>4407 <text:s/>4408 <text:s/>4409 <text:s/>4410 <text:s/>4411 <text:s/>4412 <text:s/>4413 <text:s/>4414 <text:s/>4415 <text:s/>4416 <text:s/>4417 <text:s/>4418 <text:s/>4419 <text:s/>4420 <text:s/>4421 <text:s/>4422 <text:s/>4423 <text:s/>4424 <text:s/>4425 <text:s/>4426 <text:s/>4427 <text:s/>4428 <text:s/>4429 <text:s/>4430 <text:s/>4431 <text:s/>4432 <text:s/>4433 <text:s/>4434 <text:s/>4435 <text:s/>4436 <text:s/>4437 <text:s/>4438 <text:s/>4439 <text:s/>4440 <text:s/>4441 <text:s/>4442 <text:s/>4443 <text:s/>4444 <text:s/>4445 <text:s/>4446 <text:s/>4447 <text:s/>4448 <text:s/>4449 <text:s/>4450 <text:s/>4451 <text:s/>4452 <text:s/>4453 <text:s/>4454 <text:s/>4455 <text:s/>4456 <text:s/>4457 <text:s/>4458 <text:s/>4459 <text:s/>4460 <text:s/>4461 <text:s/>4462 <text:s/>4463 <text:s/>4464 <text:s/>4465 <text:s/>4466 <text:s/>4467 <text:s/>4468 <text:s/>4469 <text:s/>4470 <text:s/>4471 <text:s/>4472 <text:s/>4473 <text:s/>4474 <text:s/>4475 <text:s/>4476 <text:s/>4477 <text:s/>4478 <text:s/>4479 <text:s/>4480 <text:s/>4481 <text:s/>4482 <text:s/>4483 <text:s/>4484 <text:s/>4485 <text:s/>4486 <text:s/>4487 <text:s/>4488 <text:s/>4489 <text:s/>4490 <text:s/>4491 <text:s/>4492 <text:s/>4493 <text:s/>4494 <text:s/>4495 <text:s/>4496 <text:s/>4497 <text:s/>4498 <text:s/>4499 <text:s/>4500 <text:s/>4501 <text:s/>4502 <text:s/>4503 <text:s/>4504 <text:s/>4505 <text:s/>4506 <text:s/>4507 <text:s/>4508 <text:s/>4509 <text:s/>4510 <text:s/>4511 <text:s/>4512 <text:s/>4513 <text:s/>4514 <text:s/>4515 <text:s/>4516 <text:s/>4517 <text:s/>4518 <text:s/>4519 <text:s/>4520 <text:s/>4521 <text:s/>4522 <text:s/>4523 <text:s/>4524 <text:s/>4525 <text:s/>4526 <text:s/>4527 <text:s/>4528 <text:s/>4529 <text:s/>4530 <text:s/>4531 <text:s/>4532 <text:s/>4533 <text:s/>4534 <text:s/>4535 <text:s/>4536 <text:s/>4537 <text:s/>4538 <text:s/>4539 <text:s/>4540 <text:s/>4541 <text:s/>4542 <text:s/>4543 <text:s/>4544 <text:s/>4545 <text:s/>4546 <text:s/>4547 <text:s/>4548 <text:s/>4549 <text:s/>4550 <text:s/>4551 <text:s/>4552 <text:s/>4553 <text:s/>4554 <text:s/>4555 <text:s/>4556 <text:s/>4557 <text:s/>4558 <text:s/>4559 <text:s/>4560 <text:s/>4561 <text:s/>4562 <text:s/>4563 <text:s/>4564 <text:s/>4565 <text:s/>4566 <text:s/>4567 <text:s/>4568 <text:s/>4569 <text:s/>4570 <text:s/>4571 <text:s/>4572 <text:s/>4573 <text:s/>4574 <text:s/>4575 <text:s/>4576 <text:s/>4577 <text:s/>4578 <text:s/>4579 <text:s/>4580 <text:s/>4581 <text:s/>4582 <text:s/>4583 <text:s/>4584 <text:s/>4585 <text:s/>4586 <text:s/>4587 <text:s/>4588 <text:s/>4589 <text:s/>4590 <text:s/>4591 <text:s/>4592 <text:s/>4593 <text:s/>4594 <text:s/>4595 <text:s/>4596 <text:s/>4597 <text:s/>4598 <text:s/>4599 <text:s/>4600 <text:s/>4601 <text:s/>4602 <text:s/>4603 <text:s/>4604 <text:s/>4605 <text:s/>4606 <text:s/>4607 <text:s/>4608 <text:s/>4609 <text:s/>4610 <text:s/>4611 <text:s/>4612 <text:s/>4613 <text:s/>4614 <text:s/>4615 <text:s/>4616 <text:s/>4617 <text:s/>4618 <text:s/>4619 <text:s/>4620 <text:s/>4621 <text:s/>4622 <text:s/>4623 <text:s/>4624 <text:s/>4625 <text:s/>4626 <text:s/>4627 <text:s/>4628 <text:s/>4629 <text:s/>4630 <text:s/>4631 <text:s/>4632 <text:s/>4633 <text:s/>4634 <text:s/>4635 <text:s/>4636 <text:s/>4637 <text:s/>4638 <text:s/>4639 <text:s/>4640 <text:s/>4641 <text:s/>4642 <text:s/>4643 <text:s/>4644 <text:s/>4645 <text:s/>4646 <text:s/>4647 <text:s/>4648 <text:s/>4649 <text:s/>4650 <text:s/>4651 <text:s/>4652 <text:s/>4653 <text:s/>4654 <text:s/>4655 <text:s/>4656 <text:s/>4657 <text:s/>4658 <text:s/>4659 <text:s/>4660 <text:s/>4661 <text:s/>4662 <text:s/>4663 <text:s/>4664 <text:s/>4665 <text:s/>4666 <text:s/>4667 <text:s/>4668 <text:s/>4669 <text:s/>4670 <text:s/>4671 <text:s/>4672 <text:s/>4673 <text:s/>4674 <text:s/>4675 <text:s/>4676 <text:s/>4677 <text:s/>4678 <text:s/>4679 <text:s/>4680 <text:s/>4681 <text:s/>4682 <text:s/>4683 <text:s/>4684 <text:s/>4685 <text:s/>4686 <text:s/>4687 <text:s/>4688 <text:s/>4689 <text:s/>4690 <text:s/>4691 <text:s/>4692 <text:s/>4693 <text:s/>4694 <text:s/>4695 <text:s/>4696 <text:s/>4697 <text:s/>4698 <text:s/>4699 <text:s/>4700 <text:s/>4701 <text:s/>4702 <text:s/>4703 <text:s/>4704 <text:s/>4705 <text:s/>4706 <text:s/>4707 <text:s/>4708 <text:s/>4709 <text:s/>4710 <text:s/>4711 <text:s/>4712 <text:s/>4713 <text:s/>4714 <text:s/>4715 <text:s/>4716 <text:s/>4717 <text:s/>4718 <text:s/>4719 <text:s/>4720 <text:s/>4721 <text:s/>4722 <text:s/>4723 <text:s/>4724 <text:s/>4725 <text:s/>4726 <text:s/>4727 <text:s/>4728 <text:s/>4729 <text:s/>4730 <text:s/>4731 <text:s/>4732 <text:s/>4733 <text:s/>4734 <text:s/>4735 <text:s/>4736 <text:s/>4737 <text:s/>4738 <text:s/>4739 <text:s/>4740 <text:s/>4741 <text:s/>4742 <text:s/>4743 <text:s/>4744 <text:s/>4745 <text:s/>4746 <text:s/>4747 <text:s/>4748 <text:s/>4749 <text:s/>4750 <text:s/>4751 <text:s/>4752 <text:s/>4753 <text:s/>4754 <text:s/>4755 <text:s/>4756 <text:s/>4757 <text:s/>4758 <text:s/>4759 <text:s/>4760 <text:s/>4761 <text:s/>4762 <text:s/>4763 <text:s/>4764 <text:s/>4765 <text:s/>4766 <text:s/>4767 <text:s/>4768 <text:s/>4769 <text:s/>4770 <text:s/>4771 <text:s/>4772 <text:s/>4773 <text:s/>4774 <text:s/>4775 <text:s/>4776 <text:s/>4777 <text:s/>4778 <text:s/>4779 <text:s/>4780 <text:s/>4781 <text:s/>4782 <text:s/>4783 <text:s/>4784 <text:s/>4785 <text:s/>4786 <text:s/>4787 <text:s/>4788 <text:s/>4789 <text:s/>4790 <text:s/>4791 <text:s/>4792 <text:s/>4793 <text:s/>4794 <text:s/>4795 <text:s/>4796 <text:s/>4797 <text:s/>4798 <text:s/>4799 <text:s/>4800 <text:s/>4801 <text:s/>4802 <text:s/>4803 <text:s/>4804 <text:s/>4805 <text:s/>4806 <text:s/>4807 <text:s/>4808 <text:s/>4809 <text:s/>4810 <text:s/>4811 <text:s/>4812 <text:s/>4813 <text:s/>4814 <text:s/>4815 <text:s/>4816 <text:s/>4817 <text:s/>4818 <text:s/>4819 <text:s/>4820 <text:s/>4821 <text:s/>4822 <text:s/>4823 <text:s/>4824 <text:s/>4825 <text:s/>4826 <text:s/>4827 <text:s/>4828 <text:s/>4829 <text:s/>4830 <text:s/>4831 <text:s/>4832 <text:s/>4833 <text:s/>4834 <text:s/>4835 <text:s/>4836 <text:s/>4837 <text:s/>4838 <text:s/>4839 <text:s/>4840 <text:s/>4841 <text:s/>4842 <text:s/>4843 <text:s/>4844 <text:s/>4845 <text:s/>4846 <text:s/>4847 <text:s/>4848 <text:s/>4849 <text:s/>4850 <text:s/>4851 <text:s/>4852 <text:s/>4853 <text:s/>4854 <text:s/>4855 <text:s/>4856 <text:s/>4857 <text:s/>4858 <text:s/>4859 <text:s/>4860 <text:s/>4861 <text:s/>4862 <text:s/>4863 <text:s/>4864 <text:s/>4865 <text:s/>4866 <text:s/>4867 <text:s/>4868 <text:s/>4869 <text:s/>4870 <text:s/>4871 <text:s/>4872 <text:s/>4873 <text:s/>4874 <text:s/>4875 <text:s/>4876 <text:s/>4877 <text:s/>4878 <text:s/>4879 <text:s/>4880 <text:s/>4881 <text:s/>4882 <text:s/>4883 <text:s/>4884 <text:s/>4885 <text:s/>4886 <text:s/>4887 <text:s/>4888 <text:s/>4889 <text:s/>4890 <text:s/>4891 <text:s/>4892 <text:s/>4893 <text:s/>4894 <text:s/>4895 <text:s/>4896 <text:s/>4897 <text:s/>4898 <text:s/>4899 <text:s/>4900 <text:s/>4901 <text:s/>4902 <text:s/>4903 <text:s/>4904 <text:s/>4905 <text:s/>4906 <text:s/>4907 <text:s/>4908 <text:s/>4909 <text:s/>4910 <text:s/>4911 <text:s/>4912 <text:s/>4913 <text:s/>4914 <text:s/>4915 <text:s/>4916 <text:s/>4917 <text:s/>4918 <text:s/>4919 <text:s/>4920 <text:s/>4921 <text:s/>4922 <text:s/>4923 <text:s/>4924 <text:s/>4925 <text:s/>4926 <text:s/>4927 <text:s/>4928 <text:s/>4929 <text:s/>4930 <text:s/>4931 <text:s/>4932 <text:s/>4933 <text:s/>4934 <text:s/>4935 <text:s/>4936 <text:s/>4937 <text:s/>4938 <text:s/>4939 <text:s/>4940 <text:s/>4941 <text:s/>4942 <text:s/>4943 <text:s/>4944 <text:s/>4945 <text:s/>4946 <text:s/>4947 <text:s/>4948 <text:s/>4949 <text:s/>4950 <text:s/>4951 <text:s/>4952 <text:s/>4953 <text:s/>4954 <text:s/>4955 <text:s/>4956 <text:s/>4957 <text:s/>4958 <text:s/>4959 <text:s/>4960 <text:s/>4961 <text:s/>4962 <text:s/>4963 <text:s/>4964 <text:s/>4965 <text:s/>4966 <text:s/>4967 <text:s/>4968 <text:s/>4969 <text:s/>4970 <text:s/>4971 <text:s/>4972 <text:s/>4973 <text:s/>4974 <text:s/>4975 <text:s/>4976 <text:s/>4977 <text:s/>4978 <text:s/>4979 <text:s/>4980 <text:s/>4981 <text:s/>4982 <text:s/>4983 <text:s/>4984 <text:s/>4985 <text:s/>4986 <text:s/>4987 <text:s/>4988 <text:s/>4989 <text:s/>4990 <text:s/>4991 <text:s/>4992 <text:s/>4993 <text:s/>4994 <text:s/>4995 <text:s/>4996 <text:s/>4997 <text:s/>4998 <text:s/>4999 <text:s/>5000 </text:p>
      <text:p text:style-name="P4">19mcmb16@ailab57:~$ </text:p>
      <text:p text:style-name="P4"/>
      <text:p text:style-name="P2"><text:soft-page-break/>QUESTION 2: OUTPUT:</text:p>
      <text:p text:style-name="P2"/>
      <text:p text:style-name="P5">19mcmb16@ailab57:~$ ./count2</text:p>
      <text:p text:style-name="P5">Number of lines are:8</text:p>
      <text:p text:style-name="P3"/>
      <text:p text:style-name="P6">TEXT FILE:</text:p>
      <text:p text:style-name="P6">asd</text:p>
      <text:p text:style-name="P6">asd</text:p>
      <text:p text:style-name="P6">as</text:p>
      <text:p text:style-name="P6">aaasd</text:p>
      <text:p text:style-name="P6">as</text:p>
      <text:p text:style-name="P6">aa</text:p>
      <text:p text:style-name="P6">sa</text:p>
      <text:p text:style-name="P6">s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4T11:54:05.719152295</dc:date>
    <meta:editing-duration>PT4M58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7" meta:paragraph-count="23" meta:word-count="5048" meta:character-count="29161" meta:non-whitespace-character-count="19134"/>
  </office:meta>
</office:document-meta>
</file>